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Mincho" svg:font-family="'MS Mincho', 'ＭＳ 明朝'"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imSun" svg:font-family="SimSun, 宋体" style:font-pitch="variable"/>
    <style:font-face style:name="Symbol" svg:font-family="Symbol"/>
    <style:font-face style:name="Symbol1" svg:font-family="Symbol" style:font-family-generic="roman" style:font-pitch="variable" style:font-charset="x-symbol"/>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3.3903in" table:align="center" style:writing-mode="lr-tb"/>
    </style:style>
    <style:style style:name="Table1.A" style:family="table-column">
      <style:table-column-properties style:column-width="0.8785in"/>
    </style:style>
    <style:style style:name="Table1.B" style:family="table-column">
      <style:table-column-properties style:column-width="0.5139in"/>
    </style:style>
    <style:style style:name="Table1.C" style:family="table-column">
      <style:table-column-properties style:column-width="0.6375in"/>
    </style:style>
    <style:style style:name="Table1.D" style:family="table-column">
      <style:table-column-properties style:column-width="0.5542in"/>
    </style:style>
    <style:style style:name="Table1.E" style:family="table-column">
      <style:table-column-properties style:column-width="0.8063in"/>
    </style:style>
    <style:style style:name="Table1.A1" style:family="table-cell">
      <style:table-cell-properties style:vertical-align="middle" fo:padding-left="0.0313in" fo:padding-right="0in" fo:padding-top="0.0208in" fo:padding-bottom="0.0208in" fo:border-left="0.05pt solid #000000" fo:border-right="none" fo:border-top="0.05pt solid #000000" fo:border-bottom="0.05pt solid #000000"/>
    </style:style>
    <style:style style:name="Table1.B1" style:family="table-cell">
      <style:table-cell-properties style:vertical-align="middle" fo:padding-left="0in" fo:padding-right="0in" fo:padding-top="0.0208in" fo:padding-bottom="0.0208in" fo:border-left="none" fo:border-right="none" fo:border-top="0.05pt solid #000000" fo:border-bottom="0.05pt solid #000000"/>
    </style:style>
    <style:style style:name="Table1.E1" style:family="table-cell">
      <style:table-cell-properties style:vertical-align="middle" fo:padding-left="0in" fo:padding-right="0.0313in" fo:padding-top="0.0208in" fo:padding-bottom="0.0208in" fo:border-left="none" fo:border-right="0.05pt solid #000000" fo:border-top="0.05pt solid #000000" fo:border-bottom="0.05pt solid #000000"/>
    </style:style>
    <style:style style:name="Table1.A2" style:family="table-cell">
      <style:table-cell-properties style:vertical-align="middle" fo:padding-left="0.0313in" fo:padding-right="0in" fo:padding-top="0in" fo:padding-bottom="0in" fo:border-left="0.05pt solid #000000" fo:border-right="none" fo:border-top="none" fo:border-bottom="none"/>
    </style:style>
    <style:style style:name="Table1.B2" style:family="table-cell">
      <style:table-cell-properties style:vertical-align="middle" fo:padding="0in" fo:border="none"/>
    </style:style>
    <style:style style:name="Table1.E2" style:family="table-cell">
      <style:table-cell-properties style:vertical-align="middle" fo:padding-left="0in" fo:padding-right="0.0313in" fo:padding-top="0in" fo:padding-bottom="0in" fo:border-left="none" fo:border-right="0.05pt solid #000000" fo:border-top="none" fo:border-bottom="none"/>
    </style:style>
    <style:style style:name="Table1.A8" style:family="table-cell">
      <style:table-cell-properties style:vertical-align="middle" fo:padding-left="0.0313in" fo:padding-right="0in" fo:padding-top="0in" fo:padding-bottom="0.0208in" fo:border-left="0.05pt solid #000000" fo:border-right="none" fo:border-top="none" fo:border-bottom="0.05pt solid #000000"/>
    </style:style>
    <style:style style:name="Table1.B8" style:family="table-cell">
      <style:table-cell-properties style:vertical-align="middle" fo:padding-left="0in" fo:padding-right="0in" fo:padding-top="0in" fo:padding-bottom="0.0208in" fo:border-left="none" fo:border-right="none" fo:border-top="none" fo:border-bottom="0.05pt solid #000000"/>
    </style:style>
    <style:style style:name="Table1.E8"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2" style:family="table">
      <style:table-properties style:width="2.1in" table:align="center" style:writing-mode="lr-tb"/>
    </style:style>
    <style:style style:name="Table2.A" style:family="table-column">
      <style:table-column-properties style:column-width="1.05in"/>
    </style:style>
    <style:style style:name="Table2.A1" style:family="table-cell">
      <style:table-cell-properties style:vertical-align="middle" fo:background-color="#ffffff" fo:padding-left="0.0313in" fo:padding-right="0.0313in" fo:padding-top="0.0208in" fo:padding-bottom="0in" fo:border-left="0.05pt solid #000000" fo:border-right="0.05pt solid #000000" fo:border-top="0.05pt solid #000000" fo:border-bottom="none">
        <style:background-image/>
      </style:table-cell-properties>
    </style:style>
    <style:style style:name="Table2.B1" style:family="table-cell">
      <style:table-cell-properties style:vertical-align="middle" fo:background-color="#ffffff" fo:padding-left="0in" fo:padding-right="0.0313in" fo:padding-top="0.0208in" fo:padding-bottom="0in" fo:border-left="none" fo:border-right="0.05pt solid #000000" fo:border-top="0.05pt solid #000000" fo:border-bottom="none">
        <style:background-image/>
      </style:table-cell-properties>
    </style:style>
    <style:style style:name="Table2.A2" style:family="table-cell">
      <style:table-cell-properties style:vertical-align="middle" fo:background-color="#ffffff" fo:padding-left="0.0313in" fo:padding-right="0.0313in" fo:padding-top="0in" fo:padding-bottom="0in" fo:border-left="0.05pt solid #000000" fo:border-right="0.05pt solid #000000" fo:border-top="none" fo:border-bottom="none">
        <style:background-image/>
      </style:table-cell-properties>
    </style:style>
    <style:style style:name="Table2.B2" style:family="table-cell">
      <style:table-cell-properties style:vertical-align="middle" fo:background-color="#ffffff" fo:padding-left="0in" fo:padding-right="0.0313in" fo:padding-top="0in" fo:padding-bottom="0in" fo:border-left="none" fo:border-right="0.05pt solid #000000" fo:border-top="none" fo:border-bottom="none">
        <style:background-image/>
      </style:table-cell-properties>
    </style:style>
    <style:style style:name="Table2.A5" style:family="table-cell">
      <style:table-cell-properties style:vertical-align="middle" fo:background-color="#ffffff" fo:padding-left="0.0313in" fo:padding-right="0.0313in" fo:padding-top="0in" fo:padding-bottom="0.0208in" fo:border-left="0.05pt solid #000000" fo:border-right="0.05pt solid #000000" fo:border-top="none" fo:border-bottom="0.05pt solid #000000">
        <style:background-image/>
      </style:table-cell-properties>
    </style:style>
    <style:style style:name="Table2.B5" style:family="table-cell">
      <style:table-cell-properties style:vertical-align="middle" fo:background-color="#ffffff" fo:padding-left="0in" fo:padding-right="0.0313in" fo:padding-top="0in" fo:padding-bottom="0.0208in" fo:border-left="none" fo:border-right="0.05pt solid #000000" fo:border-top="none" fo:border-bottom="0.05pt solid #000000">
        <style:background-image/>
      </style:table-cell-properties>
    </style:style>
    <style:style style:name="Table2.B6" style:family="table-cell" style:data-style-name="N3">
      <style:table-cell-properties style:vertical-align="middle" fo:background-color="#ffffff" fo:padding-left="0in" fo:padding-right="0.0313in" fo:padding-top="0in" fo:padding-bottom="0in" fo:border-left="none" fo:border-right="0.05pt solid #000000" fo:border-top="none" fo:border-bottom="none">
        <style:background-image/>
      </style:table-cell-properties>
    </style:style>
    <style:style style:name="Table3" style:family="table">
      <style:table-properties style:width="3.3889in" table:align="left" style:writing-mode="lr-tb"/>
    </style:style>
    <style:style style:name="Table3.A" style:family="table-column">
      <style:table-column-properties style:column-width="0.9965in"/>
    </style:style>
    <style:style style:name="Table3.B" style:family="table-column">
      <style:table-column-properties style:column-width="0.7743in"/>
    </style:style>
    <style:style style:name="Table3.C" style:family="table-column">
      <style:table-column-properties style:column-width="0.7944in"/>
    </style:style>
    <style:style style:name="Table3.D" style:family="table-column">
      <style:table-column-properties style:column-width="0.8236in"/>
    </style:style>
    <style:style style:name="Table3.A1" style:family="table-cell">
      <style:table-cell-properties style:vertical-align="middle" fo:padding-left="0.0313in" fo:padding-right="0in" fo:padding-top="0.0208in" fo:padding-bottom="0.0208in" fo:border-left="0.05pt solid #000000" fo:border-right="none" fo:border-top="0.05pt solid #000000" fo:border-bottom="0.05pt solid #000000"/>
    </style:style>
    <style:style style:name="Table3.B1" style:family="table-cell">
      <style:table-cell-properties style:vertical-align="middle" fo:padding-left="0in" fo:padding-right="0in" fo:padding-top="0.0208in" fo:padding-bottom="0.0208in" fo:border-left="none" fo:border-right="none" fo:border-top="0.05pt solid #000000" fo:border-bottom="0.05pt solid #000000"/>
    </style:style>
    <style:style style:name="Table3.D1" style:family="table-cell">
      <style:table-cell-properties style:vertical-align="middle" fo:padding-left="0in" fo:padding-right="0.0313in" fo:padding-top="0.0208in" fo:padding-bottom="0.0208in" fo:border-left="none" fo:border-right="0.05pt solid #000000" fo:border-top="0.05pt solid #000000" fo:border-bottom="0.05pt solid #000000"/>
    </style:style>
    <style:style style:name="Table3.A2" style:family="table-cell">
      <style:table-cell-properties style:vertical-align="middle" fo:padding-left="0.0313in" fo:padding-right="0in" fo:padding-top="0in" fo:padding-bottom="0in" fo:border-left="0.05pt solid #000000" fo:border-right="none" fo:border-top="none" fo:border-bottom="none"/>
    </style:style>
    <style:style style:name="Table3.B2" style:family="table-cell">
      <style:table-cell-properties style:vertical-align="middle" fo:padding="0in" fo:border="none"/>
    </style:style>
    <style:style style:name="Table3.D2" style:family="table-cell">
      <style:table-cell-properties style:vertical-align="middle" fo:padding-left="0in" fo:padding-right="0.0313in" fo:padding-top="0in" fo:padding-bottom="0in" fo:border-left="none" fo:border-right="0.05pt solid #000000" fo:border-top="none" fo:border-bottom="none"/>
    </style:style>
    <style:style style:name="Table3.A8" style:family="table-cell">
      <style:table-cell-properties style:vertical-align="middle" fo:padding-left="0.0313in" fo:padding-right="0in" fo:padding-top="0in" fo:padding-bottom="0.0208in" fo:border-left="0.05pt solid #000000" fo:border-right="none" fo:border-top="none" fo:border-bottom="0.05pt solid #000000"/>
    </style:style>
    <style:style style:name="Table3.B8" style:family="table-cell">
      <style:table-cell-properties style:vertical-align="middle" fo:padding-left="0in" fo:padding-right="0in" fo:padding-top="0in" fo:padding-bottom="0.0208in" fo:border-left="none" fo:border-right="none" fo:border-top="none" fo:border-bottom="0.05pt solid #000000"/>
    </style:style>
    <style:style style:name="Table3.D8" style:family="table-cell">
      <style:table-cell-properties style:vertical-align="middle" fo:padding-left="0in" fo:padding-right="0.0313in" fo:padding-top="0in" fo:padding-bottom="0.0208in" fo:border-left="none"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Text_20_body">
      <style:text-properties fo:language="en" fo:country="US" officeooo:rsid="003b18c3" officeooo:paragraph-rsid="003b18c3"/>
    </style:style>
    <style:style style:name="P4" style:family="paragraph" style:parent-style-name="Text_20_body">
      <style:paragraph-properties fo:text-align="center" style:justify-single-word="false"/>
      <style:text-properties fo:language="en" fo:country="US" officeooo:rsid="003b18c3" officeooo:paragraph-rsid="003b18c3"/>
    </style:style>
    <style:style style:name="P5" style:family="paragraph" style:parent-style-name="Heading_20_5">
      <style:text-properties fo:language="en" fo:country="US" officeooo:paragraph-rsid="003f6bbc"/>
    </style:style>
    <style:style style:name="P6" style:family="paragraph" style:parent-style-name="Table_20_Contents">
      <style:paragraph-properties fo:text-align="center" style:justify-single-word="false"/>
      <style:text-properties fo:language="en" fo:country="US" fo:font-weight="bold"/>
    </style:style>
    <style:style style:name="P7" style:family="paragraph" style:parent-style-name="Table_20_Contents">
      <style:paragraph-properties fo:text-align="start" style:justify-single-word="false"/>
      <style:text-properties fo:language="en" fo:country="US" fo:font-weight="bold"/>
    </style:style>
    <style:style style:name="P8" style:family="paragraph" style:parent-style-name="Table_20_Contents">
      <style:paragraph-properties fo:text-align="center" style:justify-single-word="false"/>
      <style:text-properties fo:language="en" fo:country="US"/>
    </style:style>
    <style:style style:name="P9" style:family="paragraph" style:parent-style-name="Text_20_body">
      <style:text-properties fo:language="en" fo:country="US" officeooo:paragraph-rsid="00637671"/>
    </style:style>
    <style:style style:name="P10" style:family="paragraph" style:parent-style-name="Text_20_body">
      <style:text-properties fo:language="en" fo:country="US" officeooo:rsid="005a8f45" officeooo:paragraph-rsid="0067f641"/>
    </style:style>
    <style:style style:name="P11" style:family="paragraph" style:parent-style-name="Text_20_body">
      <style:text-properties fo:language="en" fo:country="US" officeooo:rsid="0065de93" officeooo:paragraph-rsid="0065de93"/>
    </style:style>
    <style:style style:name="P12" style:family="paragraph" style:parent-style-name="Text_20_body">
      <style:text-properties fo:language="en" fo:country="US" officeooo:rsid="00ba7e81" officeooo:paragraph-rsid="00ba7e81"/>
    </style:style>
    <style:style style:name="P13" style:family="paragraph" style:parent-style-name="Text_20_body">
      <style:text-properties fo:language="en" fo:country="US" officeooo:rsid="00947d2d" officeooo:paragraph-rsid="01d517bb"/>
    </style:style>
    <style:style style:name="P14" style:family="paragraph" style:parent-style-name="Text_20_body">
      <style:text-properties fo:language="en" fo:country="US" officeooo:rsid="0101574b" officeooo:paragraph-rsid="0101574b"/>
    </style:style>
    <style:style style:name="P15" style:family="paragraph" style:parent-style-name="Text_20_body">
      <style:text-properties fo:language="en" fo:country="US" officeooo:rsid="015358e2" officeooo:paragraph-rsid="0158f2ce"/>
    </style:style>
    <style:style style:name="P16" style:family="paragraph" style:parent-style-name="Text_20_body">
      <style:text-properties fo:language="en" fo:country="US" officeooo:rsid="007a7025" officeooo:paragraph-rsid="00fbafb9"/>
    </style:style>
    <style:style style:name="P17" style:family="paragraph" style:parent-style-name="Text_20_body">
      <style:text-properties fo:language="en" fo:country="US" officeooo:rsid="00de91bd" officeooo:paragraph-rsid="00de91bd"/>
    </style:style>
    <style:style style:name="P18" style:family="paragraph" style:parent-style-name="Text_20_body">
      <style:text-properties fo:language="en" fo:country="US" officeooo:paragraph-rsid="00d91233"/>
    </style:style>
    <style:style style:name="P19" style:family="paragraph" style:parent-style-name="Text_20_body">
      <style:text-properties fo:language="en" fo:country="US" officeooo:paragraph-rsid="00d47173"/>
    </style:style>
    <style:style style:name="P20" style:family="paragraph" style:parent-style-name="Text_20_body">
      <style:paragraph-properties fo:margin-left="0in" fo:margin-right="0in" fo:text-indent="0in" style:auto-text-indent="false"/>
      <style:text-properties fo:language="en" fo:country="US" officeooo:rsid="00b98938" officeooo:paragraph-rsid="00b98938"/>
    </style:style>
    <style:style style:name="P21" style:family="paragraph" style:parent-style-name="Text_20_body">
      <style:text-properties fo:language="en" fo:country="US" officeooo:rsid="0168223b" officeooo:paragraph-rsid="017a5121"/>
    </style:style>
    <style:style style:name="P22" style:family="paragraph" style:parent-style-name="Text_20_body">
      <style:text-properties fo:language="en" fo:country="US" officeooo:rsid="016c6b11" officeooo:paragraph-rsid="016c6b11"/>
    </style:style>
    <style:style style:name="P23" style:family="paragraph" style:parent-style-name="Text_20_body">
      <style:text-properties fo:language="en" fo:country="US" officeooo:rsid="0083075b" officeooo:paragraph-rsid="00fbafb9"/>
    </style:style>
    <style:style style:name="P24" style:family="paragraph" style:parent-style-name="Table_20_Contents">
      <style:text-properties fo:language="en" fo:country="US"/>
    </style:style>
    <style:style style:name="P25" style:family="paragraph" style:parent-style-name="Text_20_body">
      <style:text-properties fo:language="en" fo:country="US" officeooo:rsid="017b2650" officeooo:paragraph-rsid="017b2650"/>
    </style:style>
    <style:style style:name="P26" style:family="paragraph" style:parent-style-name="Text_20_body">
      <style:text-properties fo:language="en" fo:country="US" officeooo:rsid="0189fb99" officeooo:paragraph-rsid="018c3165"/>
    </style:style>
    <style:style style:name="P27" style:family="paragraph" style:parent-style-name="Text_20_body">
      <style:text-properties fo:language="en" fo:country="US"/>
    </style:style>
    <style:style style:name="P28" style:family="paragraph" style:parent-style-name="Text_20_body">
      <style:text-properties fo:language="en" fo:country="US" officeooo:rsid="00be4de6" officeooo:paragraph-rsid="01b151f7"/>
    </style:style>
    <style:style style:name="P29" style:family="paragraph" style:parent-style-name="Text_20_body">
      <style:text-properties fo:language="en" fo:country="US" officeooo:rsid="01b40234" officeooo:paragraph-rsid="01b40234"/>
    </style:style>
    <style:style style:name="P30" style:family="paragraph" style:parent-style-name="Text_20_body">
      <style:text-properties fo:language="en" fo:country="US" officeooo:rsid="00ab51a0" officeooo:paragraph-rsid="00ab51a0"/>
    </style:style>
    <style:style style:name="P31" style:family="paragraph" style:parent-style-name="Text_20_body">
      <style:text-properties fo:language="en" fo:country="US" officeooo:rsid="00b396cc" officeooo:paragraph-rsid="00b396cc"/>
    </style:style>
    <style:style style:name="P32" style:family="paragraph" style:parent-style-name="Text_20_body">
      <style:text-properties fo:language="en" fo:country="US" officeooo:rsid="00877ed4" officeooo:paragraph-rsid="00fbafb9"/>
    </style:style>
    <style:style style:name="P33" style:family="paragraph" style:parent-style-name="Text_20_body">
      <style:text-properties fo:language="en" fo:country="US" officeooo:rsid="00973c81" officeooo:paragraph-rsid="01d517bb"/>
    </style:style>
    <style:style style:name="P34" style:family="paragraph" style:parent-style-name="Text_20_body">
      <style:text-properties fo:language="en" fo:country="US" officeooo:rsid="01d646e2" officeooo:paragraph-rsid="01d646e2"/>
    </style:style>
    <style:style style:name="P35" style:family="paragraph" style:parent-style-name="paper_20_title">
      <style:paragraph-properties fo:margin-top="0.0693in" fo:margin-bottom="0.0693in" style:contextual-spacing="false"/>
      <style:text-properties style:use-window-font-color="true" loext:opacity="0%" style:font-name="Times New Roman1" fo:font-size="24pt" fo:language="en" fo:country="US" officeooo:rsid="0020cc9f" officeooo:paragraph-rsid="00742bcc" style:font-name-asian="MS Mincho" style:font-size-asian="24pt" style:language-asian="none" style:country-asian="none" style:font-name-complex="Times New Roman1" style:font-size-complex="24pt" style:language-complex="ar" style:country-complex="SA"/>
    </style:style>
    <style:style style:name="P36" style:family="paragraph" style:parent-style-name="Text_20_body">
      <style:text-properties style:use-window-font-color="true" loext:opacity="0%" style:font-name="Times New Roman1" fo:font-size="10pt" fo:letter-spacing="-0.0008in" fo:language="en" fo:country="US" officeooo:rsid="0028b629" officeooo:paragraph-rsid="00d91233" style:font-name-asian="SimSun" style:font-size-asian="10pt" style:font-name-complex="Times New Roman1" style:font-size-complex="10pt" style:language-complex="ar" style:country-complex="SA"/>
    </style:style>
    <style:style style:name="P37" style:family="paragraph" style:parent-style-name="Text_20_body">
      <style:text-properties style:use-window-font-color="true" loext:opacity="0%" style:font-name="Times New Roman1" fo:font-size="10pt" fo:letter-spacing="-0.0008in" fo:language="en" fo:country="US" officeooo:rsid="0028b629" officeooo:paragraph-rsid="01c3c3ce" style:font-name-asian="SimSun" style:font-size-asian="10pt" style:font-name-complex="Times New Roman1" style:font-size-complex="10pt" style:language-complex="ar" style:country-complex="SA"/>
    </style:style>
    <style:style style:name="P38" style:family="paragraph" style:parent-style-name="Text_20_body">
      <style:text-properties style:use-window-font-color="true" loext:opacity="0%" style:font-name="Times New Roman1" fo:font-size="10pt" fo:letter-spacing="-0.0008in" fo:language="en" fo:country="US" officeooo:rsid="0028b629" officeooo:paragraph-rsid="01c8d0bb" style:font-name-asian="SimSun" style:font-size-asian="10pt" style:font-name-complex="Times New Roman1" style:font-size-complex="10pt" style:language-complex="ar" style:country-complex="SA"/>
    </style:style>
    <style:style style:name="P39" style:family="paragraph" style:parent-style-name="Text_20_body">
      <style:text-properties style:use-window-font-color="true" loext:opacity="0%" style:font-name="Times New Roman1" fo:font-size="10pt" fo:letter-spacing="-0.0008in" fo:language="en" fo:country="US" officeooo:rsid="01c9dc58" officeooo:paragraph-rsid="01c9dc58" style:font-name-asian="SimSun" style:font-size-asian="10pt" style:font-name-complex="Times New Roman1" style:font-size-complex="10pt" style:language-complex="ar" style:country-complex="SA"/>
    </style:style>
    <style:style style:name="P40" style:family="paragraph" style:parent-style-name="Text_20_body">
      <style:text-properties style:use-window-font-color="true" loext:opacity="0%" style:font-name="Times New Roman1" fo:font-size="10pt" fo:letter-spacing="-0.0008in" fo:language="en" fo:country="US" officeooo:rsid="01cba472" officeooo:paragraph-rsid="01cba472" style:font-name-asian="SimSun" style:font-size-asian="10pt" style:font-name-complex="Times New Roman1" style:font-size-complex="10pt" style:language-complex="ar" style:country-complex="SA"/>
    </style:style>
    <style:style style:name="P41" style:family="paragraph" style:parent-style-name="Text_20_body">
      <style:text-properties style:use-window-font-color="true" loext:opacity="0%" style:font-name="Times New Roman1" fo:font-size="10pt" fo:letter-spacing="-0.0008in" fo:language="en" fo:country="US" fo:font-style="italic" officeooo:rsid="00eb83f2" officeooo:paragraph-rsid="0180f6ff" style:font-name-asian="SimSun" style:font-size-asian="10pt" style:font-style-asian="italic" style:font-name-complex="Times New Roman1" style:font-size-complex="10pt" style:language-complex="ar" style:country-complex="SA" style:font-style-complex="italic"/>
    </style:style>
    <style:style style:name="P42" style:family="paragraph" style:parent-style-name="Text_20_body">
      <style:text-properties style:use-window-font-color="true" loext:opacity="0%" style:font-name="Times New Roman1" fo:font-size="10pt" fo:letter-spacing="-0.0008in" fo:language="en" fo:country="US" fo:font-style="italic" officeooo:rsid="00eb83f2" officeooo:paragraph-rsid="01822aa7" style:font-name-asian="SimSun" style:font-size-asian="10pt" style:font-style-asian="italic" style:font-name-complex="Times New Roman1" style:font-size-complex="10pt" style:language-complex="ar" style:country-complex="SA" style:font-style-complex="italic"/>
    </style:style>
    <style:style style:name="P43" style:family="paragraph" style:parent-style-name="Footer">
      <style:paragraph-properties fo:text-align="start" style:justify-single-word="false"/>
      <style:text-properties fo:font-size="8pt" fo:language="en" fo:country="US" style:font-size-asian="8pt" style:font-size-complex="8pt"/>
    </style:style>
    <style:style style:name="P44" style:family="paragraph" style:parent-style-name="Table">
      <style:paragraph-properties fo:margin-top="0.0437in" fo:margin-bottom="0.0437in" style:contextual-spacing="false"/>
      <style:text-properties fo:font-size="10pt" fo:language="en" fo:country="US" fo:font-style="normal" officeooo:paragraph-rsid="0163d59c" style:font-size-asian="10pt" style:font-style-asian="normal" style:font-size-complex="10pt" style:font-style-complex="normal"/>
    </style:style>
    <style:style style:name="P45" style:family="paragraph" style:parent-style-name="Table">
      <style:paragraph-properties fo:margin-top="0.0437in" fo:margin-bottom="0.0437in" style:contextual-spacing="false" fo:text-align="center" style:justify-single-word="false"/>
      <style:text-properties fo:font-size="10pt" fo:language="en" fo:country="US" fo:font-style="normal" officeooo:rsid="0163d59c" officeooo:paragraph-rsid="0163d59c" style:font-size-asian="10pt" style:font-style-asian="normal" style:font-size-complex="10pt" style:font-style-complex="normal"/>
    </style:style>
    <style:style style:name="P46" style:family="paragraph" style:parent-style-name="Code_20_Sample">
      <style:text-properties officeooo:paragraph-rsid="01df3d1d"/>
    </style:style>
    <style:style style:name="P47" style:family="paragraph" style:parent-style-name="Code_20_Sample">
      <style:text-properties fo:font-size="6pt" style:font-size-asian="6pt" style:font-size-complex="6pt"/>
    </style:style>
    <style:style style:name="P48" style:family="paragraph" style:parent-style-name="Code_20_Sample">
      <style:text-properties fo:font-size="6pt" officeooo:paragraph-rsid="01df3d1d" style:font-size-asian="6pt" style:font-size-complex="6pt"/>
    </style:style>
    <style:style style:name="P49" style:family="paragraph" style:parent-style-name="Heading_20_1">
      <style:text-properties fo:language="en" fo:country="US"/>
    </style:style>
    <style:style style:name="P50" style:family="paragraph" style:parent-style-name="Heading_20_1">
      <style:text-properties fo:language="en" fo:country="US" officeooo:rsid="003067e3" officeooo:paragraph-rsid="003067e3"/>
    </style:style>
    <style:style style:name="P51" style:family="paragraph" style:parent-style-name="Heading_20_1">
      <style:text-properties fo:language="en" fo:country="US" officeooo:rsid="003ce10f" officeooo:paragraph-rsid="003ce10f"/>
    </style:style>
    <style:style style:name="P52" style:family="paragraph" style:parent-style-name="Heading_20_1">
      <style:text-properties fo:font-variant="small-caps" style:use-window-font-color="true" loext:opacity="0%" style:font-name="Times New Roman1" fo:font-size="10pt" fo:language="en" fo:country="US" officeooo:rsid="00272630" officeooo:paragraph-rsid="00272630" style:font-name-asian="SimSun" style:font-size-asian="10pt" style:language-asian="none" style:country-asian="none" style:font-name-complex="Times New Roman1" style:font-size-complex="10pt" style:language-complex="ar" style:country-complex="SA"/>
    </style:style>
    <style:style style:name="P53" style:family="paragraph" style:parent-style-name="Heading_20_1">
      <style:text-properties fo:font-variant="small-caps" style:use-window-font-color="true" loext:opacity="0%" style:font-name="Times New Roman1" fo:font-size="10pt" fo:language="en" fo:country="US" officeooo:rsid="002b92ce" officeooo:paragraph-rsid="002b92ce" style:font-name-asian="SimSun" style:font-size-asian="10pt" style:language-asian="none" style:country-asian="none" style:font-name-complex="Times New Roman1" style:font-size-complex="10pt" style:language-complex="ar" style:country-complex="SA"/>
    </style:style>
    <style:style style:name="P54" style:family="paragraph" style:parent-style-name="Heading_20_2">
      <style:text-properties style:use-window-font-color="true" loext:opacity="0%" style:font-name="Times New Roman1" fo:font-size="10pt" fo:language="en" fo:country="US" fo:font-style="italic" officeooo:rsid="0028b629" officeooo:paragraph-rsid="01bd2b9b" style:font-name-asian="SimSun" style:font-size-asian="10pt" style:language-asian="none" style:country-asian="none" style:font-style-asian="italic" style:font-name-complex="Times New Roman1" style:font-size-complex="10pt" style:language-complex="ar" style:country-complex="SA" style:font-style-complex="italic"/>
    </style:style>
    <style:style style:name="P55" style:family="paragraph" style:parent-style-name="Heading_20_2">
      <style:text-properties style:use-window-font-color="true" loext:opacity="0%" style:font-name="Times New Roman1" fo:font-size="10pt" fo:language="en" fo:country="US" fo:font-style="italic" officeooo:rsid="0028b629" officeooo:paragraph-rsid="01be96e3" style:font-name-asian="SimSun" style:font-size-asian="10pt" style:language-asian="none" style:country-asian="none" style:font-style-asian="italic" style:font-name-complex="Times New Roman1" style:font-size-complex="10pt" style:language-complex="ar" style:country-complex="SA" style:font-style-complex="italic"/>
    </style:style>
    <style:style style:name="P56" style:family="paragraph" style:parent-style-name="Heading_20_2">
      <style:text-properties fo:language="en" fo:country="US" officeooo:rsid="01c04148" officeooo:paragraph-rsid="01c04148"/>
    </style:style>
    <style:style style:name="P57" style:family="paragraph" style:parent-style-name="Heading_20_2">
      <style:text-properties fo:language="en" fo:country="US" officeooo:rsid="010cd095" officeooo:paragraph-rsid="010cd095"/>
    </style:style>
    <style:style style:name="P58" style:family="paragraph" style:parent-style-name="Heading_20_2">
      <style:text-properties fo:language="en" fo:country="US" officeooo:rsid="002e5b08" officeooo:paragraph-rsid="002e5b08"/>
    </style:style>
    <style:style style:name="P59" style:family="paragraph" style:parent-style-name="Heading_20_2">
      <style:text-properties fo:language="en" fo:country="US" officeooo:rsid="002e5b08" officeooo:paragraph-rsid="01d517bb"/>
    </style:style>
    <style:style style:name="P60" style:family="paragraph" style:parent-style-name="Heading_20_2">
      <style:text-properties fo:language="en" fo:country="US" officeooo:rsid="002f46e6" officeooo:paragraph-rsid="002f46e6"/>
    </style:style>
    <style:style style:name="P61" style:family="paragraph" style:parent-style-name="Heading_20_2">
      <style:text-properties fo:language="en" fo:country="US" officeooo:rsid="002c04d7" officeooo:paragraph-rsid="00fbafb9"/>
    </style:style>
    <style:style style:name="P62" style:family="paragraph" style:parent-style-name="Heading_20_2">
      <style:text-properties fo:language="en" fo:country="US" officeooo:rsid="009c34c3" officeooo:paragraph-rsid="009c3946"/>
    </style:style>
    <style:style style:name="P63" style:family="paragraph" style:parent-style-name="Heading_20_2">
      <style:text-properties fo:language="en" fo:country="US" officeooo:rsid="00d23851" officeooo:paragraph-rsid="00d23851"/>
    </style:style>
    <style:style style:name="P64" style:family="paragraph" style:parent-style-name="Heading_20_2">
      <style:text-properties fo:language="en" fo:country="US" officeooo:rsid="009c3946" officeooo:paragraph-rsid="009c3946"/>
    </style:style>
    <style:style style:name="P65" style:family="paragraph" style:parent-style-name="Heading_20_2">
      <style:text-properties fo:language="en" fo:country="US" officeooo:rsid="003b18c3" officeooo:paragraph-rsid="003b18c3"/>
    </style:style>
    <style:style style:name="P66" style:family="paragraph" style:parent-style-name="Heading_20_3">
      <style:text-properties fo:language="en" fo:country="US" officeooo:rsid="005ebcdb" officeooo:paragraph-rsid="005ebcdb"/>
    </style:style>
    <style:style style:name="P67" style:family="paragraph" style:parent-style-name="Table">
      <style:paragraph-properties fo:margin-top="0.0437in" fo:margin-bottom="0.0437in" style:contextual-spacing="false"/>
      <style:text-properties fo:font-size="10pt" fo:language="en" fo:country="US" fo:font-style="normal" officeooo:paragraph-rsid="01e64ed4" style:font-size-asian="10pt" style:font-style-asian="normal" style:font-size-complex="10pt" style:font-style-complex="normal"/>
    </style:style>
    <style:style style:name="P68" style:family="paragraph" style:parent-style-name="Table">
      <style:paragraph-properties fo:margin-top="0.0437in" fo:margin-bottom="0.0437in" style:contextual-spacing="false" fo:text-align="center" style:justify-single-word="false"/>
      <style:text-properties fo:font-size="10pt" fo:language="en" fo:country="US" fo:font-style="normal" officeooo:rsid="01e64ed4" officeooo:paragraph-rsid="01e64ed4" style:font-size-asian="10pt" style:font-style-asian="normal" style:font-size-complex="10pt" style:font-style-complex="normal"/>
    </style:style>
    <style:style style:name="P69" style:family="paragraph" style:parent-style-name="Table_20_Contents">
      <style:text-properties fo:font-weight="bold"/>
    </style:style>
    <style:style style:name="P70" style:family="paragraph" style:parent-style-name="Table_20_Contents">
      <style:paragraph-properties fo:text-align="center" style:justify-single-word="false"/>
      <style:text-properties fo:font-weight="bold"/>
    </style:style>
    <style:style style:name="P71" style:family="paragraph" style:parent-style-name="Table_20_Contents">
      <style:paragraph-properties fo:text-align="center" style:justify-single-word="false"/>
    </style:style>
    <style:style style:name="P72" style:family="paragraph" style:parent-style-name="Text_20_body" style:list-style-name="L1"/>
    <style:style style:name="P73" style:family="paragraph" style:parent-style-name="Text_20_body" style:list-style-name="L1">
      <style:text-properties fo:language="en" fo:country="US" officeooo:paragraph-rsid="010ea6f7"/>
    </style:style>
    <style:style style:name="P74" style:family="paragraph" style:parent-style-name="Text_20_body" style:list-style-name="L1">
      <style:text-properties fo:language="en" fo:country="US" officeooo:rsid="01143437" officeooo:paragraph-rsid="01143437"/>
    </style:style>
    <style:style style:name="P75" style:family="paragraph" style:parent-style-name="Text_20_body" style:list-style-name="L1">
      <style:text-properties fo:language="en" fo:country="US" officeooo:rsid="0118115a" officeooo:paragraph-rsid="0118115a"/>
    </style:style>
    <style:style style:name="P76" style:family="paragraph" style:parent-style-name="Text_20_body" style:list-style-name="L1">
      <style:text-properties fo:language="en" fo:country="US" officeooo:rsid="013e6d92" officeooo:paragraph-rsid="013e6d92"/>
    </style:style>
    <style:style style:name="P77" style:family="paragraph" style:parent-style-name="Text_20_body" style:list-style-name="L1">
      <style:text-properties fo:language="en" fo:country="US" officeooo:rsid="018e2cc6" officeooo:paragraph-rsid="018e2cc6"/>
    </style:style>
    <style:style style:name="P78" style:family="paragraph" style:parent-style-name="Text_20_body" style:list-style-name="L2">
      <style:text-properties fo:language="en" fo:country="US" officeooo:paragraph-rsid="00d47173"/>
    </style:style>
    <style:style style:name="P79" style:family="paragraph" style:parent-style-name="Text_20_body" style:list-style-name="L2">
      <style:text-properties fo:language="en" fo:country="US" officeooo:rsid="0028b629" officeooo:paragraph-rsid="00d47173"/>
    </style:style>
    <style:style style:name="P80" style:family="paragraph" style:parent-style-name="Text_20_body">
      <style:text-properties officeooo:rsid="01da60c1" officeooo:paragraph-rsid="01da60c1"/>
    </style:style>
    <style:style style:name="P81" style:family="paragraph" style:parent-style-name="Text_20_body">
      <style:paragraph-properties fo:margin-left="0in" fo:margin-right="0in" fo:text-indent="0in" style:auto-text-indent="false"/>
    </style:style>
    <style:style style:name="P82" style:family="paragraph" style:parent-style-name="references">
      <style:text-properties fo:language="en" fo:country="US"/>
    </style:style>
    <style:style style:name="P83" style:family="paragraph" style:parent-style-name="references">
      <style:text-properties fo:language="en" fo:country="US" officeooo:rsid="00797e5e"/>
    </style:style>
    <style:style style:name="P84" style:family="paragraph" style:parent-style-name="references">
      <style:text-properties fo:language="en" fo:country="US" officeooo:rsid="00b98938"/>
    </style:style>
    <style:style style:name="P85" style:family="paragraph" style:parent-style-name="references" style:list-style-name="" style:master-page-name="">
      <loext:graphic-properties draw:fill="none"/>
      <style:paragraph-properties fo:margin-left="0in" fo:margin-right="0in" fo:margin-top="0.0791in" fo:margin-bottom="0.1138in" style:contextual-spacing="false" fo:line-height="0.1252in" fo:text-align="center" style:justify-single-word="false" fo:orphans="2" fo:widows="2" fo:text-indent="0in" style:auto-text-indent="false" style:page-number="auto" fo:background-color="transparent" style:writing-mode="lr-tb"/>
      <style:text-properties fo:language="en" fo:country="US" officeooo:rsid="01e79df7" officeooo:paragraph-rsid="01e9ffc5"/>
    </style:style>
    <style:style style:name="P86" style:family="paragraph" style:parent-style-name="references" style:list-style-name="" style:master-page-name="">
      <loext:graphic-properties draw:fill="none"/>
      <style:paragraph-properties fo:margin-left="0in" fo:margin-right="0in" fo:margin-top="0.0791in" fo:margin-bottom="0.1138in" style:contextual-spacing="false" fo:line-height="0.1252in" fo:text-align="center" style:justify-single-word="false" fo:orphans="2" fo:widows="2" fo:text-indent="0in" style:auto-text-indent="false" style:page-number="auto" fo:background-color="transparent" style:writing-mode="lr-tb"/>
      <style:text-properties officeooo:rsid="01e79df7" officeooo:paragraph-rsid="01e79df7"/>
    </style:style>
    <style:style style:name="T1" style:family="text">
      <style:text-properties fo:font-style="italic" style:font-style-asian="italic" style:font-style-complex="italic"/>
    </style:style>
    <style:style style:name="T2" style:family="text">
      <style:text-properties fo:font-style="italic" officeooo:rsid="00d7847c" style:font-style-asian="italic" style:font-style-complex="italic"/>
    </style:style>
    <style:style style:name="T3" style:family="text">
      <style:text-properties fo:font-style="italic" officeooo:rsid="00d91233" style:font-style-asian="italic" style:font-style-complex="italic"/>
    </style:style>
    <style:style style:name="T4" style:family="text">
      <style:text-properties fo:font-style="italic" officeooo:rsid="00ec2a23" style:font-style-asian="italic" style:font-style-complex="italic"/>
    </style:style>
    <style:style style:name="T5" style:family="text">
      <style:text-properties fo:font-style="italic" officeooo:rsid="00f4757a" style:font-style-asian="italic" style:font-style-complex="italic"/>
    </style:style>
    <style:style style:name="T6" style:family="text">
      <style:text-properties fo:font-style="italic" officeooo:rsid="01eda132"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d91233" style:font-style-asian="normal" style:font-style-complex="normal"/>
    </style:style>
    <style:style style:name="T9" style:family="text">
      <style:text-properties fo:font-style="normal" officeooo:rsid="01eda132"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language-asian="none" style:country-asian="none" style:font-style-asian="normal" style:font-style-complex="normal"/>
    </style:style>
    <style:style style:name="T12" style:family="text">
      <style:text-properties fo:font-style="normal" officeooo:rsid="0028b629" style:language-asian="none" style:country-asian="none" style:font-style-asian="normal" style:font-style-complex="normal"/>
    </style:style>
    <style:style style:name="T13" style:family="text">
      <style:text-properties fo:font-style="normal" officeooo:rsid="00eccf53" style:language-asian="none" style:country-asian="none" style:font-style-asian="normal" style:font-style-complex="normal"/>
    </style:style>
    <style:style style:name="T14" style:family="text">
      <style:text-properties fo:font-style="normal" officeooo:rsid="00eea444" style:language-asian="none" style:country-asian="none" style:font-style-asian="normal" style:font-style-complex="normal"/>
    </style:style>
    <style:style style:name="T15" style:family="text">
      <style:text-properties fo:font-style="normal" officeooo:rsid="00f33bed" style:language-asian="none" style:country-asian="none" style:font-style-asian="normal" style:font-style-complex="normal"/>
    </style:style>
    <style:style style:name="T16" style:family="text">
      <style:text-properties fo:font-style="normal" officeooo:rsid="00f01ea8" style:language-asian="none" style:country-asian="none" style:font-style-asian="normal" style:font-style-complex="normal"/>
    </style:style>
    <style:style style:name="T17" style:family="text">
      <style:text-properties fo:font-style="normal" officeooo:rsid="00f1f2dd" style:language-asian="none" style:country-asian="none" style:font-style-asian="normal" style:font-style-complex="normal"/>
    </style:style>
    <style:style style:name="T18" style:family="text">
      <style:text-properties style:use-window-font-color="true" loext:opacity="0%" style:font-name="Times New Roman1" fo:font-size="10pt" fo:letter-spacing="-0.0008in" style:font-name-asian="SimSun" style:font-size-asian="10pt" style:font-name-complex="Times New Roman1" style:font-size-complex="10pt" style:language-complex="ar" style:country-complex="SA"/>
    </style:style>
    <style:style style:name="T19" style:family="text">
      <style:text-properties style:use-window-font-color="true" loext:opacity="0%" style:font-name="Times New Roman1" fo:font-size="10pt" fo:letter-spacing="-0.0008in" officeooo:rsid="004c2afd" style:font-name-asian="SimSun" style:font-size-asian="10pt" style:font-name-complex="Times New Roman1" style:font-size-complex="10pt" style:language-complex="ar" style:country-complex="SA"/>
    </style:style>
    <style:style style:name="T20" style:family="text">
      <style:text-properties style:use-window-font-color="true" loext:opacity="0%" style:font-name="Times New Roman1" fo:font-size="10pt" fo:letter-spacing="-0.0008in" officeooo:rsid="004dfb05" style:font-name-asian="SimSun" style:font-size-asian="10pt" style:font-name-complex="Times New Roman1" style:font-size-complex="10pt" style:language-complex="ar" style:country-complex="SA"/>
    </style:style>
    <style:style style:name="T21" style:family="text">
      <style:text-properties style:use-window-font-color="true" loext:opacity="0%" style:font-name="Times New Roman1" fo:font-size="10pt" fo:letter-spacing="-0.0008in" officeooo:rsid="004e35bb" style:font-name-asian="SimSun" style:font-size-asian="10pt" style:font-name-complex="Times New Roman1" style:font-size-complex="10pt" style:language-complex="ar" style:country-complex="SA"/>
    </style:style>
    <style:style style:name="T22" style:family="text">
      <style:text-properties style:use-window-font-color="true" loext:opacity="0%" style:font-name="Times New Roman1" fo:font-size="10pt" fo:letter-spacing="-0.0008in" officeooo:rsid="00503033" style:font-name-asian="SimSun" style:font-size-asian="10pt" style:font-name-complex="Times New Roman1" style:font-size-complex="10pt" style:language-complex="ar" style:country-complex="SA"/>
    </style:style>
    <style:style style:name="T23" style:family="text">
      <style:text-properties style:use-window-font-color="true" loext:opacity="0%" style:font-name="Times New Roman1" fo:font-size="10pt" fo:letter-spacing="-0.0008in" officeooo:rsid="00637671" style:font-name-asian="SimSun" style:font-size-asian="10pt" style:font-name-complex="Times New Roman1" style:font-size-complex="10pt" style:language-complex="ar" style:country-complex="SA"/>
    </style:style>
    <style:style style:name="T24" style:family="text">
      <style:text-properties style:use-window-font-color="true" loext:opacity="0%" style:font-name="Times New Roman1" fo:font-size="10pt" fo:letter-spacing="-0.0008in" officeooo:rsid="005547fd" style:font-name-asian="SimSun" style:font-size-asian="10pt" style:font-name-complex="Times New Roman1" style:font-size-complex="10pt" style:language-complex="ar" style:country-complex="SA"/>
    </style:style>
    <style:style style:name="T25" style:family="text">
      <style:text-properties style:use-window-font-color="true" loext:opacity="0%" style:font-name="Times New Roman1" fo:font-size="10pt" fo:letter-spacing="-0.0008in" officeooo:rsid="00565a5e" style:font-name-asian="SimSun" style:font-size-asian="10pt" style:font-name-complex="Times New Roman1" style:font-size-complex="10pt" style:language-complex="ar" style:country-complex="SA"/>
    </style:style>
    <style:style style:name="T26" style:family="text">
      <style:text-properties style:use-window-font-color="true" loext:opacity="0%" style:font-name="Times New Roman1" fo:font-size="10pt" fo:letter-spacing="-0.0008in" officeooo:rsid="0056f52f" style:font-name-asian="SimSun" style:font-size-asian="10pt" style:font-name-complex="Times New Roman1" style:font-size-complex="10pt" style:language-complex="ar" style:country-complex="SA"/>
    </style:style>
    <style:style style:name="T27" style:family="text">
      <style:text-properties style:use-window-font-color="true" loext:opacity="0%" style:font-name="Times New Roman1" fo:font-size="10pt" fo:letter-spacing="-0.0008in" officeooo:rsid="009edce0" style:font-name-asian="SimSun" style:font-size-asian="10pt" style:font-name-complex="Times New Roman1" style:font-size-complex="10pt" style:language-complex="ar" style:country-complex="SA"/>
    </style:style>
    <style:style style:name="T28" style:family="text">
      <style:text-properties style:use-window-font-color="true" loext:opacity="0%" style:font-name="Times New Roman1" fo:font-size="10pt" fo:letter-spacing="-0.0008in" officeooo:rsid="01cc6211" style:font-name-asian="SimSun" style:font-size-asian="10pt" style:font-name-complex="Times New Roman1" style:font-size-complex="10pt" style:language-complex="ar" style:country-complex="SA"/>
    </style:style>
    <style:style style:name="T29" style:family="text">
      <style:text-properties style:use-window-font-color="true" loext:opacity="0%" style:font-name="Times New Roman1" fo:font-size="10pt" fo:letter-spacing="-0.0008in" fo:font-style="italic" style:font-name-asian="SimSun" style:font-size-asian="10pt" style:language-asian="none" style:country-asian="none" style:font-style-asian="italic" style:font-name-complex="Times New Roman1" style:font-size-complex="10pt" style:language-complex="ar" style:country-complex="SA" style:font-style-complex="italic"/>
    </style:style>
    <style:style style:name="T30" style:family="text">
      <style:text-properties style:use-window-font-color="true" loext:opacity="0%" style:font-name="Times New Roman1" fo:font-size="10pt" fo:letter-spacing="-0.0008in" fo:font-style="normal" style:font-name-asian="SimSun" style:font-size-asian="10pt" style:language-asian="none" style:country-asian="none" style:font-style-asian="normal" style:font-name-complex="Times New Roman1" style:font-size-complex="10pt" style:language-complex="ar" style:country-complex="SA" style:font-style-complex="normal"/>
    </style:style>
    <style:style style:name="T31" style:family="text">
      <style:text-properties style:use-window-font-color="true" loext:opacity="0%" style:font-name="Times New Roman1" fo:font-size="10pt" fo:letter-spacing="-0.0008in" fo:font-style="normal" officeooo:rsid="00ddd030" style:font-name-asian="SimSun" style:font-size-asian="10pt" style:language-asian="none" style:country-asian="none" style:font-style-asian="normal" style:font-name-complex="Times New Roman1" style:font-size-complex="10pt" style:language-complex="ar" style:country-complex="SA" style:font-style-complex="normal"/>
    </style:style>
    <style:style style:name="T32" style:family="text">
      <style:text-properties style:use-window-font-color="true" loext:opacity="0%" style:font-name="Times New Roman1" fo:font-size="10pt" fo:font-style="italic" officeooo:rsid="0028b629" style:font-name-asian="SimSun" style:font-size-asian="10pt" style:language-asian="none" style:country-asian="none" style:font-style-asian="italic" style:font-name-complex="Times New Roman1" style:font-size-complex="10pt" style:language-complex="ar" style:country-complex="SA" style:font-style-complex="italic"/>
    </style:style>
    <style:style style:name="T33" style:family="text">
      <style:text-properties style:use-window-font-color="true" loext:opacity="0%" style:font-name="Times New Roman1" fo:font-size="10pt" fo:font-style="italic" officeooo:rsid="00d23851" style:font-name-asian="SimSun" style:font-size-asian="10pt" style:language-asian="none" style:country-asian="none" style:font-style-asian="italic" style:font-name-complex="Times New Roman1" style:font-size-complex="10pt" style:language-complex="ar" style:country-complex="SA" style:font-style-complex="italic"/>
    </style:style>
    <style:style style:name="T34" style:family="text">
      <style:text-properties style:use-window-font-color="true" loext:opacity="0%" style:font-name="Times New Roman1" fo:font-size="10pt" fo:font-style="italic" officeooo:rsid="00de91bd" style:font-name-asian="SimSun" style:font-size-asian="10pt" style:language-asian="none" style:country-asian="none" style:font-style-asian="italic" style:font-name-complex="Times New Roman1" style:font-size-complex="10pt" style:language-complex="ar" style:country-complex="SA" style:font-style-complex="italic"/>
    </style:style>
    <style:style style:name="T35" style:family="text">
      <style:text-properties style:use-window-font-color="true" loext:opacity="0%" style:font-name="Times New Roman" fo:font-size="10pt" fo:letter-spacing="-0.0008in" fo:font-style="normal" officeooo:rsid="00d353dc" style:font-name-asian="Times New Roman" style:font-size-asian="10pt" style:language-asian="none" style:country-asian="none" style:font-style-asian="normal" style:font-name-complex="Times New Roman" style:font-size-complex="10pt" style:language-complex="ar" style:country-complex="SA" style:font-style-complex="normal"/>
    </style:style>
    <style:style style:name="T36" style:family="text">
      <style:text-properties style:use-window-font-color="true" loext:opacity="0%" style:font-name="Symbol" fo:font-size="10pt" fo:letter-spacing="-0.0008in" fo:font-style="normal" officeooo:rsid="00d23851" style:font-name-asian="Symbol" style:font-size-asian="10pt" style:language-asian="none" style:country-asian="none" style:font-style-asian="normal" style:font-name-complex="Symbol" style:font-size-complex="10pt" style:language-complex="ar" style:country-complex="SA" style:font-style-complex="normal"/>
    </style:style>
    <style:style style:name="T37" style:family="text">
      <style:text-properties style:use-window-font-color="true" loext:opacity="0%" style:text-position="super 58%" style:font-name="Times New Roman1" fo:font-size="10pt" fo:letter-spacing="-0.0008in" officeooo:rsid="004c2afd" style:font-name-asian="SimSun" style:font-size-asian="10pt" style:font-name-complex="Times New Roman1" style:font-size-complex="10pt" style:language-complex="ar" style:country-complex="SA"/>
    </style:style>
    <style:style style:name="T38" style:family="text">
      <style:text-properties style:use-window-font-color="true" loext:opacity="0%" style:text-position="super 58%" style:font-name="Times New Roman1" fo:font-size="10pt" fo:letter-spacing="-0.0008in" officeooo:rsid="00503033" style:font-name-asian="SimSun" style:font-size-asian="10pt" style:font-name-complex="Times New Roman1" style:font-size-complex="10pt" style:language-complex="ar" style:country-complex="SA"/>
    </style:style>
    <style:style style:name="T39" style:family="text">
      <style:text-properties style:use-window-font-color="true" loext:opacity="0%" style:text-position="super 58%" style:font-name="Times New Roman1" fo:font-size="10pt" fo:letter-spacing="-0.0008in" officeooo:rsid="01987145" style:font-name-asian="SimSun" style:font-size-asian="10pt" style:font-name-complex="Times New Roman1" style:font-size-complex="10pt" style:language-complex="ar" style:country-complex="SA"/>
    </style:style>
    <style:style style:name="T40" style:family="text">
      <style:text-properties style:use-window-font-color="true" loext:opacity="0%" style:text-position="super 58%" style:font-name="Times New Roman1" fo:font-size="10pt" fo:letter-spacing="-0.0008in" officeooo:rsid="0198da81" style:font-name-asian="SimSun" style:font-size-asian="10pt" style:font-name-complex="Times New Roman1" style:font-size-complex="10pt" style:language-complex="ar" style:country-complex="SA"/>
    </style:style>
    <style:style style:name="T41" style:family="text">
      <style:text-properties style:use-window-font-color="true" loext:opacity="0%" style:text-position="super 58%" style:font-name="Times New Roman1" fo:font-size="10pt" fo:letter-spacing="-0.0008in" officeooo:rsid="01c3c3ce" style:font-name-asian="SimSun" style:font-size-asian="10pt" style:font-name-complex="Times New Roman1" style:font-size-complex="10pt" style:language-complex="ar" style:country-complex="SA"/>
    </style:style>
    <style:style style:name="T42" style:family="text">
      <style:text-properties officeooo:rsid="005c47d8"/>
    </style:style>
    <style:style style:name="T43" style:family="text">
      <style:text-properties officeooo:rsid="00609b38"/>
    </style:style>
    <style:style style:name="T44" style:family="text">
      <style:text-properties officeooo:rsid="0061a66b"/>
    </style:style>
    <style:style style:name="T45" style:family="text">
      <style:text-properties officeooo:rsid="0063ce61"/>
    </style:style>
    <style:style style:name="T46" style:family="text">
      <style:text-properties officeooo:rsid="0065de93"/>
    </style:style>
    <style:style style:name="T47" style:family="text">
      <style:text-properties officeooo:rsid="006834fa"/>
    </style:style>
    <style:style style:name="T48" style:family="text">
      <style:text-properties officeooo:rsid="00694904"/>
    </style:style>
    <style:style style:name="T49" style:family="text">
      <style:text-properties officeooo:rsid="006cfdfa"/>
    </style:style>
    <style:style style:name="T50" style:family="text">
      <style:text-properties officeooo:rsid="007d46df"/>
    </style:style>
    <style:style style:name="T51" style:family="text">
      <style:text-properties officeooo:rsid="007d96f9"/>
    </style:style>
    <style:style style:name="T52" style:family="text">
      <style:text-properties officeooo:rsid="0084e976"/>
    </style:style>
    <style:style style:name="T53" style:family="text">
      <style:text-properties officeooo:rsid="008661f2"/>
    </style:style>
    <style:style style:name="T54" style:family="text">
      <style:text-properties officeooo:rsid="0088c586"/>
    </style:style>
    <style:style style:name="T55" style:family="text">
      <style:text-properties officeooo:rsid="0088da0f"/>
    </style:style>
    <style:style style:name="T56" style:family="text">
      <style:text-properties officeooo:rsid="0089b9c0"/>
    </style:style>
    <style:style style:name="T57" style:family="text">
      <style:text-properties officeooo:rsid="0095124a"/>
    </style:style>
    <style:style style:name="T58" style:family="text">
      <style:text-properties officeooo:rsid="00961808"/>
    </style:style>
    <style:style style:name="T59" style:family="text">
      <style:text-properties officeooo:rsid="00986ab6"/>
    </style:style>
    <style:style style:name="T60" style:family="text">
      <style:text-properties officeooo:rsid="00ad4ce9"/>
    </style:style>
    <style:style style:name="T61" style:family="text">
      <style:text-properties officeooo:rsid="00afe327"/>
    </style:style>
    <style:style style:name="T62" style:family="text">
      <style:text-properties officeooo:rsid="00b350b1"/>
    </style:style>
    <style:style style:name="T63" style:family="text">
      <style:text-properties officeooo:rsid="00b4ad71"/>
    </style:style>
    <style:style style:name="T64" style:family="text">
      <style:text-properties officeooo:rsid="00b7aa57"/>
    </style:style>
    <style:style style:name="T65" style:family="text">
      <style:text-properties officeooo:rsid="00b7e33a"/>
    </style:style>
    <style:style style:name="T66" style:family="text">
      <style:text-properties officeooo:rsid="00bcc314"/>
    </style:style>
    <style:style style:name="T67" style:family="text">
      <style:text-properties officeooo:rsid="00be4de6"/>
    </style:style>
    <style:style style:name="T68" style:family="text">
      <style:text-properties officeooo:rsid="00bea6ad"/>
    </style:style>
    <style:style style:name="T69" style:family="text">
      <style:text-properties officeooo:rsid="00c17580"/>
    </style:style>
    <style:style style:name="T70" style:family="text">
      <style:text-properties officeooo:rsid="00c24f62"/>
    </style:style>
    <style:style style:name="T71" style:family="text">
      <style:text-properties officeooo:rsid="00d23851"/>
    </style:style>
    <style:style style:name="T72" style:family="text">
      <style:text-properties style:font-name="Symbol" fo:font-style="normal" officeooo:rsid="00d23851" style:font-name-asian="Symbol" style:language-asian="none" style:country-asian="none" style:font-style-asian="normal" style:font-name-complex="Symbol" style:font-style-complex="normal"/>
    </style:style>
    <style:style style:name="T73" style:family="text">
      <style:text-properties style:font-name="Symbol" style:font-name-asian="Symbol" style:language-asian="none" style:country-asian="none" style:font-name-complex="Symbol"/>
    </style:style>
    <style:style style:name="T74" style:family="text">
      <style:text-properties style:font-name="Symbol" officeooo:rsid="00f01ea8" style:font-name-asian="Symbol" style:language-asian="none" style:country-asian="none" style:font-name-complex="Symbol"/>
    </style:style>
    <style:style style:name="T75" style:family="text">
      <style:text-properties style:font-name="Times New Roman" fo:font-style="normal" officeooo:rsid="00d353dc" style:font-name-asian="Times New Roman" style:language-asian="none" style:country-asian="none" style:font-style-asian="normal" style:font-name-complex="Times New Roman" style:font-style-complex="normal"/>
    </style:style>
    <style:style style:name="T76" style:family="text">
      <style:text-properties officeooo:rsid="00d91233"/>
    </style:style>
    <style:style style:name="T77" style:family="text">
      <style:text-properties officeooo:rsid="00eccf53"/>
    </style:style>
    <style:style style:name="T78" style:family="text">
      <style:text-properties officeooo:rsid="00f01ea8"/>
    </style:style>
    <style:style style:name="T79" style:family="text">
      <style:text-properties officeooo:rsid="0102db6d"/>
    </style:style>
    <style:style style:name="T80" style:family="text">
      <style:text-properties officeooo:rsid="01051e29"/>
    </style:style>
    <style:style style:name="T81" style:family="text">
      <style:text-properties officeooo:rsid="010b5cc1"/>
    </style:style>
    <style:style style:name="T82" style:family="text">
      <style:text-properties officeooo:rsid="010cad82"/>
    </style:style>
    <style:style style:name="T83" style:family="text">
      <style:text-properties officeooo:rsid="0110889c"/>
    </style:style>
    <style:style style:name="T84" style:family="text">
      <style:text-properties officeooo:rsid="01125783"/>
    </style:style>
    <style:style style:name="T85" style:family="text">
      <style:text-properties officeooo:rsid="01143437"/>
    </style:style>
    <style:style style:name="T86" style:family="text">
      <style:text-properties officeooo:rsid="011e678b"/>
    </style:style>
    <style:style style:name="T87" style:family="text">
      <style:text-properties officeooo:rsid="013101f5"/>
    </style:style>
    <style:style style:name="T88" style:family="text">
      <style:text-properties officeooo:rsid="01328bb5"/>
    </style:style>
    <style:style style:name="T89" style:family="text">
      <style:text-properties officeooo:rsid="01551336"/>
    </style:style>
    <style:style style:name="T90" style:family="text">
      <style:text-properties officeooo:rsid="0156f143"/>
    </style:style>
    <style:style style:name="T91" style:family="text">
      <style:text-properties officeooo:rsid="0158ccd6"/>
    </style:style>
    <style:style style:name="T92" style:family="text">
      <style:text-properties officeooo:rsid="0158f2ce"/>
    </style:style>
    <style:style style:name="T93" style:family="text">
      <style:text-properties officeooo:rsid="015a5629"/>
    </style:style>
    <style:style style:name="T94" style:family="text">
      <style:text-properties officeooo:rsid="015cc7aa"/>
    </style:style>
    <style:style style:name="T95" style:family="text">
      <style:text-properties officeooo:rsid="015d61a7"/>
    </style:style>
    <style:style style:name="T96" style:family="text">
      <style:text-properties fo:font-weight="normal" style:font-weight-asian="normal" style:font-weight-complex="normal"/>
    </style:style>
    <style:style style:name="T97" style:family="text">
      <style:text-properties officeooo:rsid="0163d59c"/>
    </style:style>
    <style:style style:name="T98" style:family="text">
      <style:text-properties style:language-asian="none" style:country-asian="none"/>
    </style:style>
    <style:style style:name="T99" style:family="text">
      <style:text-properties officeooo:rsid="0028b629" style:language-asian="none" style:country-asian="none"/>
    </style:style>
    <style:style style:name="T100" style:family="text">
      <style:text-properties officeooo:rsid="00eccf53" style:language-asian="none" style:country-asian="none"/>
    </style:style>
    <style:style style:name="T101" style:family="text">
      <style:text-properties officeooo:rsid="017db86a" style:language-asian="none" style:country-asian="none"/>
    </style:style>
    <style:style style:name="T102" style:family="text">
      <style:text-properties officeooo:rsid="01698397"/>
    </style:style>
    <style:style style:name="T103" style:family="text">
      <style:text-properties style:text-position="super 58%"/>
    </style:style>
    <style:style style:name="T104" style:family="text">
      <style:text-properties style:text-position="super 58%" officeooo:rsid="015a5629"/>
    </style:style>
    <style:style style:name="T105" style:family="text">
      <style:text-properties style:text-position="super 58%" officeooo:rsid="01698397"/>
    </style:style>
    <style:style style:name="T106" style:family="text">
      <style:text-properties style:text-position="super 58%" officeooo:rsid="016b21ab"/>
    </style:style>
    <style:style style:name="T107" style:family="text">
      <style:text-properties style:text-position="super 58%" officeooo:rsid="016c6b11"/>
    </style:style>
    <style:style style:name="T108" style:family="text">
      <style:text-properties style:text-position="super 58%" officeooo:rsid="0083f5c8"/>
    </style:style>
    <style:style style:name="T109" style:family="text">
      <style:text-properties style:text-position="super 58%" officeooo:rsid="01746088"/>
    </style:style>
    <style:style style:name="T110" style:family="text">
      <style:text-properties style:text-position="super 58%" officeooo:rsid="0089b9c0"/>
    </style:style>
    <style:style style:name="T111" style:family="text">
      <style:text-properties style:text-position="super 58%" officeooo:rsid="01748f02"/>
    </style:style>
    <style:style style:name="T112" style:family="text">
      <style:text-properties style:text-position="super 58%" officeooo:rsid="01759b19"/>
    </style:style>
    <style:style style:name="T113" style:family="text">
      <style:text-properties style:text-position="super 58%" officeooo:rsid="01774d5d"/>
    </style:style>
    <style:style style:name="T114" style:family="text">
      <style:text-properties style:text-position="super 58%" officeooo:rsid="007d96f9"/>
    </style:style>
    <style:style style:name="T115" style:family="text">
      <style:text-properties style:text-position="super 58%" officeooo:rsid="0178dd9d"/>
    </style:style>
    <style:style style:name="T116" style:family="text">
      <style:text-properties style:text-position="super 58%" officeooo:rsid="0183eb9b"/>
    </style:style>
    <style:style style:name="T117" style:family="text">
      <style:text-properties style:text-position="super 58%" officeooo:rsid="0185a90d"/>
    </style:style>
    <style:style style:name="T118" style:family="text">
      <style:text-properties style:text-position="super 58%" officeooo:rsid="005c47d8"/>
    </style:style>
    <style:style style:name="T119" style:family="text">
      <style:text-properties style:text-position="super 58%" officeooo:rsid="01996124"/>
    </style:style>
    <style:style style:name="T120" style:family="text">
      <style:text-properties style:text-position="super 58%" officeooo:rsid="0063ce61"/>
    </style:style>
    <style:style style:name="T121" style:family="text">
      <style:text-properties style:text-position="super 58%" officeooo:rsid="00c17580"/>
    </style:style>
    <style:style style:name="T122" style:family="text">
      <style:text-properties style:text-position="super 58%" officeooo:rsid="019ba099"/>
    </style:style>
    <style:style style:name="T123" style:family="text">
      <style:text-properties style:text-position="super 58%" officeooo:rsid="00be8d0d"/>
    </style:style>
    <style:style style:name="T124" style:family="text">
      <style:text-properties style:text-position="super 58%" officeooo:rsid="00969d49"/>
    </style:style>
    <style:style style:name="T125" style:family="text">
      <style:text-properties style:text-position="super 58%" officeooo:rsid="019cf6a3"/>
    </style:style>
    <style:style style:name="T126" style:family="text">
      <style:text-properties style:text-position="super 58%" officeooo:rsid="0095124a"/>
    </style:style>
    <style:style style:name="T127" style:family="text">
      <style:text-properties style:text-position="super 58%" officeooo:rsid="019d3d37"/>
    </style:style>
    <style:style style:name="T128" style:family="text">
      <style:text-properties style:text-position="super 58%" officeooo:rsid="00986ab6"/>
    </style:style>
    <style:style style:name="T129" style:family="text">
      <style:text-properties style:text-position="super 58%" officeooo:rsid="01a1b2a4"/>
    </style:style>
    <style:style style:name="T130" style:family="text">
      <style:text-properties style:text-position="super 58%" officeooo:rsid="00c24f62"/>
    </style:style>
    <style:style style:name="T131" style:family="text">
      <style:text-properties style:text-position="super 58%" officeooo:rsid="01a6d643"/>
    </style:style>
    <style:style style:name="T132" style:family="text">
      <style:text-properties style:text-position="super 58%" officeooo:rsid="01a9180e"/>
    </style:style>
    <style:style style:name="T133" style:family="text">
      <style:text-properties style:text-position="super 58%" officeooo:rsid="00aed64e"/>
    </style:style>
    <style:style style:name="T134" style:family="text">
      <style:text-properties style:text-position="super 58%" officeooo:rsid="01ae82d2"/>
    </style:style>
    <style:style style:name="T135" style:family="text">
      <style:text-properties style:text-position="super 58%" officeooo:rsid="00bcc314"/>
    </style:style>
    <style:style style:name="T136" style:family="text">
      <style:text-properties style:text-position="super 58%" officeooo:rsid="01b650c6"/>
    </style:style>
    <style:style style:name="T137" style:family="text">
      <style:text-properties style:text-position="super 58%" officeooo:rsid="01c3c3ce"/>
    </style:style>
    <style:style style:name="T138" style:family="text">
      <style:text-properties officeooo:rsid="016b21ab"/>
    </style:style>
    <style:style style:name="T139" style:family="text">
      <style:text-properties officeooo:rsid="016d4268"/>
    </style:style>
    <style:style style:name="T140" style:family="text">
      <style:text-properties officeooo:rsid="017101bf"/>
    </style:style>
    <style:style style:name="T141" style:family="text">
      <style:text-properties officeooo:rsid="01748f02"/>
    </style:style>
    <style:style style:name="T142" style:family="text">
      <style:text-properties officeooo:rsid="0183a6cb"/>
    </style:style>
    <style:style style:name="T143" style:family="text">
      <style:text-properties officeooo:rsid="0183eb9b"/>
    </style:style>
    <style:style style:name="T144" style:family="text">
      <style:text-properties officeooo:rsid="0187fed0"/>
    </style:style>
    <style:style style:name="T145" style:family="text">
      <style:text-properties officeooo:rsid="01891dcb"/>
    </style:style>
    <style:style style:name="T146" style:family="text">
      <style:text-properties officeooo:rsid="018a9420"/>
    </style:style>
    <style:style style:name="T147" style:family="text">
      <style:text-properties officeooo:rsid="018f2440"/>
    </style:style>
    <style:style style:name="T148" style:family="text">
      <style:text-properties officeooo:rsid="0190a80a"/>
    </style:style>
    <style:style style:name="T149" style:family="text">
      <style:text-properties officeooo:rsid="01913839"/>
    </style:style>
    <style:style style:name="T150" style:family="text">
      <style:text-properties officeooo:rsid="019162f4"/>
    </style:style>
    <style:style style:name="T151" style:family="text">
      <style:text-properties officeooo:rsid="019be7f6"/>
    </style:style>
    <style:style style:name="T152" style:family="text">
      <style:text-properties officeooo:rsid="019cf6a3"/>
    </style:style>
    <style:style style:name="T153" style:family="text">
      <style:text-properties officeooo:rsid="01ae82d2"/>
    </style:style>
    <style:style style:name="T154" style:family="text">
      <style:text-properties officeooo:rsid="01afad22"/>
    </style:style>
    <style:style style:name="T155" style:family="text">
      <style:text-properties officeooo:rsid="01b151f7"/>
    </style:style>
    <style:style style:name="T156" style:family="text">
      <style:text-properties officeooo:rsid="01b75b3f"/>
    </style:style>
    <style:style style:name="T157" style:family="text">
      <style:text-properties officeooo:rsid="01b95879"/>
    </style:style>
    <style:style style:name="T158" style:family="text">
      <style:text-properties officeooo:rsid="01ba46f3"/>
    </style:style>
    <style:style style:name="T159" style:family="text">
      <style:text-properties officeooo:rsid="01ba56d1"/>
    </style:style>
    <style:style style:name="T160" style:family="text">
      <style:text-properties style:text-position="0% 100%" officeooo:rsid="00aed64e"/>
    </style:style>
    <style:style style:name="T161" style:family="text">
      <style:text-properties officeooo:rsid="01c3c3ce"/>
    </style:style>
    <style:style style:name="T162" style:family="text">
      <style:text-properties officeooo:rsid="00637671"/>
    </style:style>
    <style:style style:name="T163" style:family="text">
      <style:text-properties officeooo:rsid="01c46b09"/>
    </style:style>
    <style:style style:name="T164" style:family="text">
      <style:text-properties officeooo:rsid="01c5f4e2"/>
    </style:style>
    <style:style style:name="T165" style:family="text">
      <style:text-properties officeooo:rsid="01c61100"/>
    </style:style>
    <style:style style:name="T166" style:family="text">
      <style:text-properties officeooo:rsid="004e35bb"/>
    </style:style>
    <style:style style:name="T167" style:family="text">
      <style:text-properties officeooo:rsid="01c8d0bb"/>
    </style:style>
    <style:style style:name="T168" style:family="text">
      <style:text-properties officeooo:rsid="01ce0769"/>
    </style:style>
    <style:style style:name="T169" style:family="text">
      <style:text-properties officeooo:rsid="01d01e15"/>
    </style:style>
    <style:style style:name="T170" style:family="text">
      <style:text-properties officeooo:rsid="01d0beef"/>
    </style:style>
    <style:style style:name="T171" style:family="text">
      <style:text-properties officeooo:rsid="01d1c02e"/>
    </style:style>
    <style:style style:name="T172" style:family="text">
      <style:text-properties officeooo:rsid="01d29b7e"/>
    </style:style>
    <style:style style:name="T173" style:family="text">
      <style:text-properties officeooo:rsid="01d2b243"/>
    </style:style>
    <style:style style:name="T174" style:family="text">
      <style:text-properties officeooo:rsid="01d33ed6"/>
    </style:style>
    <style:style style:name="T175" style:family="text">
      <style:text-properties officeooo:rsid="01d49258"/>
    </style:style>
    <style:style style:name="T176" style:family="text">
      <style:text-properties officeooo:rsid="01d4add4"/>
    </style:style>
    <style:style style:name="T177" style:family="text">
      <style:text-properties officeooo:rsid="01d517bb"/>
    </style:style>
    <style:style style:name="T178" style:family="text">
      <style:text-properties officeooo:rsid="01dbd303"/>
    </style:style>
    <style:style style:name="T179" style:family="text">
      <style:text-properties officeooo:rsid="01dd9323"/>
    </style:style>
    <style:style style:name="T180" style:family="text">
      <style:text-properties officeooo:rsid="01df3d1d"/>
    </style:style>
    <style:style style:name="T181" style:family="text">
      <style:text-properties officeooo:rsid="01dfce93"/>
    </style:style>
    <style:style style:name="T182" style:family="text">
      <style:text-properties officeooo:rsid="01e64ed4"/>
    </style:style>
    <style:style style:name="T183" style:family="text">
      <style:text-properties officeooo:rsid="01eb798f"/>
    </style:style>
    <style:style style:name="T184" style:family="text">
      <style:text-properties officeooo:rsid="01eecf43"/>
    </style:style>
    <style:style style:name="T185" style:family="text">
      <style:text-properties officeooo:rsid="01f0c8dc"/>
    </style:style>
    <style:style style:name="T186" style:family="text">
      <style:text-properties officeooo:rsid="01f14761"/>
    </style:style>
    <style:style style:name="Sect1" style:family="section">
      <style:section-properties style:writing-mode="lr-tb" style:editable="false">
        <style:columns fo:column-count="2" fo:column-gap="0.25in">
          <style:column style:rel-width="32767*" fo:start-indent="0in" fo:end-indent="0.1248in"/>
          <style:column style:rel-width="32768*" fo:start-indent="0.1248in" fo:end-indent="0in"/>
        </style:columns>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3">
      <number:number number:decimal-places="0" number:min-decimal-places="0"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3">
        <text:h text:style-name="P49" text:outline-level="1">Introduction </text:h>
        <text:p text:style-name="P9"><text:span text:style-name="T19">Goal Oriented Action Planning (</text:span><text:span text:style-name="T20">hereinafter </text:span><text:span text:style-name="T19">G.O.A.P.) was originally created for use in F.E.A.R. and was made by Jeff Orkin</text:span><text:span text:style-name="T37">[</text:span><text:span text:style-name="T40">9</text:span><text:span text:style-name="T37">]</text:span><text:span text:style-name="T19">. It has quickly become one of the most wildly used artificial intelligence (</text:span><text:span text:style-name="T20">hereinafter </text:span><text:span text:style-name="T19">A.I.) designs in the video game industry. </text:span><text:span text:style-name="T21">Ahead of G.O.A.P. in it’s use in the video game industry is Hierarchical Task Networks (hereinafter H.T.N.). </text:span><text:span text:style-name="T22">H.T.Ns were first used by Earl D. Sacerdoti in 1975 in his paper “The Nonlinear Nature Of Plans”</text:span><text:span text:style-name="T38">[</text:span><text:span text:style-name="T39">8</text:span><text:span text:style-name="T38">]</text:span><text:span text:style-name="T22">.</text:span><text:span text:style-name="T23"> </text:span><text:span text:style-name="T24">Both of these A.I. design patterns have held prominence in the modern world of the video game industry. <text:s/></text:span><text:span text:style-name="T23">Recently, Emir Artar created a combination of G.O.A.P. and H.T.N. called Goal-Oriented Hierarchical Task Networks (hereinafter G.H.T.N.)</text:span><text:span text:style-name="T41">[10]</text:span><text:span text:style-name="T23">. </text:span><text:span text:style-name="T25">Next to the development of A.I. design patterns, their has been a growth of software design patterns. Entity Component System (hereinafter E.C.S.) </text:span><text:span text:style-name="T26">is a software architectural design pattern that has started to </text:span><text:span text:style-name="T28">circulate</text:span><text:span text:style-name="T26"> in the mainstream video game industry. </text:span></text:p>
        <text:p text:style-name="P10">The amount of publicly available libraries implementing <text:span text:style-name="T42">E.C.S. are very limited. The majority of implementations are proprietary technology e.g. Unity’s Data-Oriented Tech Stack</text:span><text:span text:style-name="T118">[</text:span><text:span text:style-name="T119">16</text:span><text:span text:style-name="T118">]</text:span><text:span text:style-name="T42">. </text:span><text:span text:style-name="T45">The same problem exists with G.O.A.P. and G.H.T.N. Though for G.H.T.N. this problem is mainly a result of G.H.T.N. only existing for three years or so</text:span><text:span text:style-name="T120">[</text:span><text:span text:style-name="T119">10</text:span><text:span text:style-name="T120">]</text:span><text:span text:style-name="T45">. </text:span><text:span text:style-name="T43">And so, the public has access to a very limited inventory of tools </text:span><text:span text:style-name="T44">to work with G.O.A.P. and E.C.S. <text:s/></text:span><text:span text:style-name="T46">Along with this there is next to no libraries implementing G.H.T.N. into a E.C.S. system. </text:span></text:p>
        <text:p text:style-name="P11">The <text:span text:style-name="T47">extremely limited wor</text:span><text:span text:style-name="T48">ld</text:span><text:span text:style-name="T47"> of G.H.T.N. and E.C.S. implementation, has left a gap for one to creat</text:span><text:span text:style-name="T55">e</text:span><text:span text:style-name="T47"> a publicly available library implementing G.H.T.N. into a E.C.S. system. </text:span><text:span text:style-name="T49">This paper will detail the creation of a C++ library that efficiently combines G.H.T.N. and E.C.S.</text:span></text:p>
        <text:h text:style-name="P52" text:outline-level="1">Literature Review</text:h>
        <text:p text:style-name="P31">Their is an immense lack of E.C.S. and G.O.A.P. libraries. Along with this, there are no libraries implementing G.O.A.P. into E.C.S. This can be partially attributed to the relative nicheness of E.C.S. <text:span text:style-name="T63">But, it can also </text:span><text:span text:style-name="T64">be </text:span><text:span text:style-name="T65">attributed to the fact that the most in use implementations of E.C.S. are proprietary. </text:span><text:span text:style-name="T151">And thus, not availble to be scrutenized and developed on by the greator programming community.</text:span></text:p>
        <text:h text:style-name="P54" text:outline-level="2">Goal Oriented Hierarchical Task Network</text:h>
        <text:p text:style-name="P37">Goal Oriented Hierarchical Task Network <text:span text:style-name="T161">is an A.I. design pattern that is built upon two other A.I. design patterns. G.H.T.N. is made up of the combination of G.O.A.P. and H.T.N. G.H.T.N. was created by </text:span><text:span text:style-name="T162">Emir Artar </text:span><text:span text:style-name="T161">for his master’s thesis</text:span><text:span text:style-name="T137">[10]</text:span><text:span text:style-name="T161">. </text:span></text:p>
        <text:p text:style-name="P38"><text:span text:style-name="T166">Hierarchical Task Network </text:span><text:span text:style-name="T167">is an A.I. design pattern where the A.I. actor executes a series of tasks generator by the planner. These tasks are broken down into a series of smallar steps call actions. These actions are then exectued in a hierarchical order, hence </text:span><text:span text:style-name="T166">Hierarchical Task Network. </text:span></text:p>
        <text:p text:style-name="P39">On the other hand. G.O.A.P. is an A.I. deisgn pattern where a planner uses the A* path finding algorithm to find a ‘path’ from the original world state to some goal state. The planner will then output a series of single step actions that when executed in order, will reach the desired goal state. </text:p>
        <text:p text:style-name="P40">To combine these G.H.T.N. uses the A* path finding algorithm from G.O.A.P. along with the heirarchical task strucutre from H.T.N. to provide a system with the unique benefits of both. <text:span text:style-name="T168">It will be the half of the base for this project.</text:span></text:p>
        <text:h text:style-name="P55" text:outline-level="2">Entity Component System</text:h>
        <text:p text:style-name="Text_20_body">Entity Component System <text:span text:style-name="T169">is a software architectural design pattern. E.C.S. is made up of three things: entities, components, and systems. </text:span><text:span text:style-name="T170">Entites are the simplest of these, they are typically just a number. An ID number at that, tied to an array of components. </text:span><text:span text:style-name="T171">Components ar</text:span><text:span text:style-name="T172">e data, </text:span><text:span text:style-name="T173">they can be as simple as just and int or bool, but they can also be structs or classes. </text:span><text:span text:style-name="T174">Lastly, systems are the heart of the E.C.S. architecture. They are what holds the behaviour, through which, they operate o</text:span><text:span text:style-name="T175">n</text:span><text:span text:style-name="T174"> entities by matching them </text:span><text:span text:style-name="T176">by</text:span><text:span text:style-name="T174"> what components they have. </text:span></text:p>
        <text:h text:style-name="P56" text:outline-level="2"><text:span text:style-name="T27">O</text:span><text:span text:style-name="T18">verview of Libraries</text:span></text:h>
        <text:p text:style-name="P12"><text:span text:style-name="T153">The most popular implementations for E.C.S. are almost all proprietary. </text:span>Unity is one of the most popular game engines in the world. John Riccitiello, Unity’s CEO, stated that “pretty much half of all games” run on Unity<text:span text:style-name="T103">[</text:span><text:span text:style-name="T134">17</text:span><text:span text:style-name="T103">]</text:span>. <text:span text:style-name="T153">To see this, one can observe that </text:span><text:span text:style-name="T66">Unity is extensively used to provide an in-website game player </text:span><text:span text:style-name="T153">for numerous games and </text:span><text:span text:style-name="T154">websites</text:span><text:span text:style-name="T135">[</text:span><text:span text:style-name="T134">18</text:span><text:span text:style-name="T135">]</text:span><text:span text:style-name="T66">. </text:span><text:span text:style-name="T67">All of this is to say, that Unity is well know and well used, but how does this connect back to the proprietary technology wall that keeps implementations of E.C.S. and G.O.A.P. locked away from the public?</text:span></text:p>
        <text:p text:style-name="P28">Unity’s Data-Oriented Tech Stack <text:span text:style-name="T68">(hereinafter DOTS)</text:span> is built with E.C.S. at its core<text:span text:style-name="T123">[</text:span><text:span text:style-name="T122">16</text:span><text:span text:style-name="T123">]</text:span>. <text:span text:style-name="T69">DOTS is a technology at the core of Unity</text:span><text:span text:style-name="T121">[</text:span><text:span text:style-name="T122">16</text:span><text:span text:style-name="T121">]</text:span><text:span text:style-name="T69">. </text:span><text:span text:style-name="T70">It, as with all of Unity, is proprietary</text:span><text:span text:style-name="T130">[</text:span><text:span text:style-name="T131">21</text:span><text:span text:style-name="T130">]</text:span><text:span text:style-name="T70">. </text:span><text:span text:style-name="T155">Here we can see that one of the most, if not the most, popular game engines in the industry is using E.C.S., but its locked behind the wall of <text:s/></text:span>proprietary <text:span text:style-name="T155">technology. </text:span></text:p>
        <text:p text:style-name="P29">On the other hand, there are some libraries for G.O.A.P. that are available to the public as open source projects. One of these is ReGoap, <text:span text:style-name="T156">a generic C# library with compatibility with Unity</text:span><text:span text:style-name="T103">[</text:span><text:span text:style-name="T136">22</text:span><text:span text:style-name="T103">]</text:span>. <text:span text:style-name="T157">So here we can see that not all implementations are hidden behind a proprietary wall. Though this isn’t the whole picture. ReGoap is written in C#, which becomes a problem when one recongizes that C# isn’t nearly as popular as a language like C++ [Source]. </text:span><text:span text:style-name="T158">This, combined with the fact that it also dosen’t include E.C.S. support shows once again that there is a lack of libraries implementing G.O.A.P. into E.C.S.</text:span></text:p>
        <text:p text:style-name="P30"><text:span text:style-name="T159">For the E.C.S. side of this equation, there are publically available implementations. </text:span>EnTT is arguably the most well know E.C.S. library in use<text:span text:style-name="T103">[</text:span><text:span text:style-name="T132">15</text:span><text:span text:style-name="T103">]</text:span>. It is a header-only C++ library <text:span text:style-name="T62">that has</text:span><text:span text:style-name="T60"> been used in well know project</text:span><text:span text:style-name="T61">s</text:span><text:span text:style-name="T60"> such as Minecraft, the ArcGIS SDKs, and Ragdoll</text:span><text:span text:style-name="T133">[</text:span><text:span text:style-name="T132">15</text:span><text:span text:style-name="T133">]</text:span><text:span text:style-name="T160">.</text:span></text:p>
        <text:h text:style-name="P53" text:outline-level="1"><text:soft-page-break/>Methodology</text:h>
        <text:p text:style-name="P14">To answer the question, “How can one effiecintly implement G.H.T.N. and E.C.S. togethere?” <text:span text:style-name="T81">t</text:span>his paper will create a C++<text:span text:style-name="T94">20</text:span> library that will show an implementation of G.H.T.N. and E.C.S. <text:span text:style-name="T79">The creation of </text:span><text:span text:style-name="T80">a </text:span><text:span text:style-name="T82">librar</text:span><text:span text:style-name="T163">y</text:span><text:span text:style-name="T82"> is standard practice </text:span><text:span text:style-name="T164">within the Computer Science field</text:span><text:span text:style-name="T82">. The specific creation of </text:span><text:span text:style-name="T86">this</text:span><text:span text:style-name="T82"> C++ library was inspired by Flecs, EnTT, and ReGoap. </text:span><text:span text:style-name="T87">For the rest of this paper the library will be refered </text:span><text:span text:style-name="T165">to</text:span><text:span text:style-name="T87"> as Anima.</text:span></text:p>
        <text:h text:style-name="P57" text:outline-level="2">Method</text:h>
        <text:list xml:id="list4242756864" text:style-name="L1">
          <text:list-item>
            <text:p text:style-name="P73"><text:span text:style-name="T83">Create </text:span><text:span text:style-name="T84">definition of E.C.S., </text:span><text:span text:style-name="T85">and</text:span><text:span text:style-name="T84"> G.O.A.P. using predicate logic and set theory.</text:span></text:p>
          </text:list-item>
          <text:list-item>
            <text:p text:style-name="P74">Use the G.O.A.P. definition created in step I, to create a G.H.T.N. definition.</text:p>
          </text:list-item>
          <text:list-item>
            <text:p text:style-name="P75">Using <text:span text:style-name="T148">the G.H.T.N. and E.C.S. </text:span>definition<text:span text:style-name="T148">s</text:span> as guide<text:span text:style-name="T148">s</text:span>, create <text:span text:style-name="T149">the</text:span> C++<text:span text:style-name="T94">20</text:span> <text:span text:style-name="T88">library</text:span>.</text:p>
          </text:list-item>
          <text:list-item>
            <text:p text:style-name="P76">Create a series of test cases.</text:p>
          </text:list-item>
          <text:list-item>
            <text:p text:style-name="P77">Use Cachegrind to test for cahce misses and branch mispredictions.</text:p>
          </text:list-item>
          <text:list-item>
            <text:p text:style-name="P77">Use Memcheck to test for memory errors.</text:p>
          </text:list-item>
          <text:list-item>
            <text:p text:style-name="P72">Use std::chrono to time preformance.</text:p>
          </text:list-item>
        </text:list>
        <text:h text:style-name="P58" text:outline-level="2">Why Definitions?</text:h>
        <text:p text:style-name="P15">The purpose of creating definitions for E.C.S., G.O.A.P., and G.H.T.N. <text:span text:style-name="T89">is to provide a guide for the creation of the library. </text:span><text:span text:style-name="T90">During the creation of the library, the definitions </text:span><text:span text:style-name="T150">wil be used to</text:span><text:span text:style-name="T90"> make sure the library stays on track. </text:span><text:span text:style-name="T91">T</text:span><text:span text:style-name="T92">he creation of definitions for use in A.I. was taken from “Planning and acting in partially observable stochastic domains.” wirtten by Kaelbling, L., Littman, M. and Cassandra, A.</text:span><text:span text:style-name="T104">[</text:span><text:span text:style-name="T105">3</text:span><text:span text:style-name="T104">]</text:span><text:span text:style-name="T93">. </text:span></text:p>
        <text:h text:style-name="P60" text:outline-level="2">Profiling and Stress Tests</text:h>
        <text:p text:style-name="P21">To analysze the perfomace and stability of the library, a combination of Valgrind tools and in code timing <text:span text:style-name="T102">were used</text:span>. <text:span text:style-name="T102">Valgrind, a linux based code analy</text:span><text:span text:style-name="T138">s</text:span><text:span text:style-name="T102">is tool, </text:span><text:span text:style-name="T138">that creates a virtual machine for hosting the application being analyzed</text:span><text:span text:style-name="T106">[</text:span><text:span text:style-name="T107">6</text:span><text:span text:style-name="T106">]</text:span><text:span text:style-name="T138">. This allows Valgrind’s tools to capture specific information being produced by the application such as cpu-cache usage and potential memory leaks. </text:span></text:p>
        <text:p text:style-name="P22">This project will use Valgrind’s Cachegrind tool to simultaniously check cpu-cache misses and branching. <text:span text:style-name="T139">The Cachegrind tool simulates cpu-caches in the Valgrind virtual machines and the collects data from the simulation allowing for the user to see which caches were missed and how often. It also calculates the miss rate for each cache. Cachegrind also collects branching data, allowing for one to see how many direct and indirect branches took place and how often those branches were mispredicted.</text:span></text:p>
        <text:p text:style-name="P25">This project will also make use of Valgrind’s Memcheck tool. Memcheck is a memory <text:span text:style-name="T142">error</text:span> detection tool. <text:span text:style-name="T142">It has the ability to check if an application is: accessing memory it shouldn’t, using undefined values, double-freeing heap blocks, mismatched use of malloc/new vs. free/delete, </text:span><text:span text:style-name="T143">overlapping src and dst pointer when using memcpy, passing negative values to memory allocation functions, and memory leaks</text:span><text:span text:style-name="T116">[</text:span><text:span text:style-name="T117">19</text:span><text:span text:style-name="T116">]</text:span><text:span text:style-name="T143">. </text:span><text:span text:style-name="T144">Their are some minor errors that Memcheck cannot detect or will faulsly mark as a memory error. </text:span><text:span text:style-name="T145">These errors most commonly arise when interacting with stack allocated data, as Memcheck cannot detect certain errors with stack allocated data.</text:span></text:p>
        <text:p text:style-name="P26">To analysize the performance of the library this project used C++’s standard library’<text:span text:style-name="T185">s</text:span> std::chrono functions to time specific parts of the library. <text:span text:style-name="T146">The following code sample </text:span><text:span text:style-name="T186">shows this</text:span><text:span text:style-name="T146">:</text:span></text:p>
        <text:p text:style-name="Code_20_Sample">auto stop = std::chrono::high_resolution_clock::now();</text:p>
        <text:p text:style-name="Code_20_Sample">//code to time here</text:p>
        <text:p text:style-name="Code_20_Sample">auto duration = <text:s/>std::chrono::duration_cast&lt;std::chrono::microseconds&gt;(stop - start);</text:p>
        <text:h text:style-name="P61" text:outline-level="2">Use of C++</text:h>
        <text:p text:style-name="P16">C++ was chosen for this project because it is the mostly widely used programming language in game development <text:span text:style-name="T103">[</text:span><text:span text:style-name="T112">13</text:span><text:span text:style-name="T103">]</text:span>. <text:span text:style-name="T50">It is also widely used in some of the most popular video games</text:span><text:span text:style-name="T114">[</text:span><text:span text:style-name="T115">13</text:span><text:span text:style-name="T114">]</text:span><text:span text:style-name="T51">. </text:span></text:p>
        <text:p text:style-name="P23">The extensive use of C++ is not the only reason for its <text:span text:style-name="T52">inclusion</text:span>. C++ is a well establish programming language that is respected for its performance<text:span text:style-name="T108">[</text:span><text:span text:style-name="T109">11</text:span><text:span text:style-name="T108">]</text:span>. <text:span text:style-name="T53">The low level capabilities of C++ allow for a great amount of optimization and thus allows this project to be able to be used in video game environments that require high performance and optimization. This is especially true of video games that have hundreds to thousands of A.I. actors. <text:s/></text:span></text:p>
        <text:p text:style-name="P32">The final reason for the inclusion of C++ is <text:span text:style-name="T56">that the Flecs library has support for C++11 and u</text:span><text:span text:style-name="T141">p</text:span><text:span text:style-name="T110">[</text:span><text:span text:style-name="T111">14</text:span><text:span text:style-name="T110">]</text:span><text:span text:style-name="T56">. Flecs also has native support for C99 and so if someone wished to, they could create a version of this library in C</text:span><text:span text:style-name="T113">[</text:span><text:span text:style-name="T111">14</text:span><text:span text:style-name="T110">]</text:span><text:span text:style-name="T56">. </text:span></text:p>
        <text:h text:style-name="P59" text:outline-level="2"><text:span text:style-name="T177">Use of </text:span>F<text:span text:style-name="T54">lecs</text:span></text:h>
        <text:p text:style-name="P13">Flecs stands for fast and lightweight Entity Component System<text:span text:style-name="T126">[</text:span><text:span text:style-name="T125">14</text:span><text:span text:style-name="T126">]</text:span>. As the name implies, <text:span text:style-name="T57">Flecs is a E.C.S. library built in C99, but with support for C++11 and up</text:span><text:span text:style-name="T126">[</text:span><text:span text:style-name="T125">14</text:span><text:span text:style-name="T126">]</text:span><text:span text:style-name="T57">. </text:span><text:span text:style-name="T58">It implements E.C.S. with entity relationships and includes native implementations of hierarchy, prefabs, and reflection </text:span><text:span text:style-name="T124">[</text:span><text:span text:style-name="T125">14</text:span><text:span text:style-name="T124">]</text:span><text:span text:style-name="T58">. </text:span></text:p>
        <text:p text:style-name="P33">Flecs will be the E.C.S. environment for this project. It was chosen because it is open source <text:span text:style-name="T152">and I have previous experience with it</text:span><text:span text:style-name="T103">[</text:span><text:span text:style-name="T127">14</text:span><text:span text:style-name="T103">]</text:span>. It was also chosen because it is being actively worked on and supported<text:span text:style-name="T103">[</text:span><text:span text:style-name="T127">14</text:span><text:span text:style-name="T103">]</text:span>. Flecs also can be integrated into <text:span text:style-name="T59">Unreal Engine 4</text:span> with ease<text:span text:style-name="T103">[</text:span><text:span text:style-name="T129">20</text:span><text:span text:style-name="T103">]</text:span>. <text:span text:style-name="T59">Unreal Engine 4 being a well known and widely used video game engine </text:span><text:span text:style-name="T128">[</text:span><text:span text:style-name="T129">13</text:span><text:span text:style-name="T128">]</text:span><text:span text:style-name="T59">.</text:span></text:p>
        <text:p text:style-name="P34">Flecs will provide the E.C.S. backend for Anima.</text:p>
        <text:h text:style-name="P50" text:outline-level="1">Results </text:h>
        <text:p text:style-name="P17">The product of this paper is a C++<text:span text:style-name="T95">20</text:span> library called Anima which creates a stable and fast implementation of G.H.T.N. into the E.C.S. enviroment. </text:p>
        <text:h text:style-name="P62" text:outline-level="2">Definition of <text:span text:style-name="T32">Goal Oriented </text:span><text:span text:style-name="T33">Ac</text:span><text:span text:style-name="T34">t</text:span><text:span text:style-name="T33">ion Planner</text:span> </text:h>
        <text:p text:style-name="P18">A Goal-Oriented Action Planner can be described as a tuple ⟨<text:span text:style-name="T1">G</text:span>, <text:span text:style-name="T1">A</text:span>, <text:span text:style-name="T1">W</text:span>, <text:span text:style-name="T1">T</text:span><text:span text:style-name="T7">, </text:span><text:span text:style-name="T3">S</text:span><text:span text:style-name="T8">, </text:span><text:span text:style-name="T4">M</text:span>⟩, where</text:p>
        <text:p text:style-name="P18"><text:span text:style-name="T1">G</text:span> is a finite set of goals;</text:p>
        <text:p text:style-name="P18"><text:span text:style-name="T1">A</text:span> is a finite set of actions;</text:p>
        <text:p text:style-name="P18"><text:span text:style-name="T1">W</text:span> is a finite set of world-states;</text:p>
        <text:p text:style-name="P18"><text:span text:style-name="T1">T</text:span><text:span text:style-name="T7">(</text:span><text:span text:style-name="T1">A</text:span>, <text:span text:style-name="T1">W</text:span>) is the <text:span text:style-name="T2">resolve-action</text:span><text:span text:style-name="T1"> function</text:span>, modifying, for an action and the world-state, the current world state; and</text:p>
        <text:p text:style-name="P36"><text:soft-page-break/><text:span text:style-name="T1">S</text:span>(<text:span text:style-name="T1">G</text:span>, <text:span text:style-name="T1">W</text:span>) <text:span text:style-name="T75">→</text:span> <text:span text:style-name="T7">ℝ</text:span> is the <text:span text:style-name="T2">distance-from-goal</text:span><text:span text:style-name="T1"> function</text:span>, giving, for the current goal and the world-state, the distance from goal-to-world; <text:span text:style-name="T77">and</text:span></text:p>
        <text:p text:style-name="P42">M<text:span text:style-name="T7">(</text:span>A<text:span text:style-name="T7">, </text:span>G<text:span text:style-name="T7">, </text:span>W<text:span text:style-name="T7">) </text:span><text:span text:style-name="T75">→ </text:span><text:span text:style-name="T12">{x</text:span><text:span text:style-name="T72"></text:span><text:span text:style-name="T73">A</text:span><text:span text:style-name="T99"> </text:span><text:span text:style-name="T12">| </text:span><text:span text:style-name="T11">x is a</text:span><text:span text:style-name="T13">n</text:span><text:span text:style-name="T11"> action, such that when exectued in order, </text:span><text:span text:style-name="T101">G</text:span><text:span text:style-name="T72"></text:span><text:span text:style-name="T98">W</text:span><text:span text:style-name="T12">} </text:span><text:span text:style-name="T13">is the </text:span><text:span text:style-name="T100">planner function</text:span><text:span text:style-name="T13">, giving, for the actions, goals, and world-state, a finit set of actions </text:span><text:span text:style-name="T14">that result </text:span><text:span text:style-name="T15">in</text:span><text:span text:style-name="T14">, if executed in order, </text:span><text:span text:style-name="T101">G</text:span><text:span text:style-name="T72"></text:span><text:span text:style-name="T98">W</text:span><text:span text:style-name="T100">. </text:span></text:p>
        <text:h text:style-name="P63" text:outline-level="2">Definition of Goal Oriented Hierarchical Task Network</text:h>
        <text:p text:style-name="P18">A <text:span text:style-name="T71">Goal Oriented Hierarchical Task Network</text:span> can be described as a tuple ⟨<text:span text:style-name="T1">G</text:span>, <text:span text:style-name="T3">T</text:span>, <text:span text:style-name="T1">W</text:span>, <text:span text:style-name="T3">P, S</text:span><text:span text:style-name="T8">, </text:span><text:span text:style-name="T5">M</text:span>⟩, where</text:p>
        <text:p text:style-name="P18"><text:span text:style-name="T1">G</text:span> is a finite set of goals;</text:p>
        <text:p text:style-name="P18"><text:span text:style-name="T3">T</text:span> is a finite set of <text:span text:style-name="T76">tasks</text:span>;</text:p>
        <text:p text:style-name="P18"><text:span text:style-name="T1">W</text:span> is a finite set of world-states;</text:p>
        <text:p text:style-name="P18"><text:span text:style-name="T3">P</text:span><text:span text:style-name="T7">(</text:span><text:span text:style-name="T3">T</text:span>, <text:span text:style-name="T1">W</text:span>) is the <text:span text:style-name="T2">resolve-</text:span><text:span text:style-name="T3">task</text:span><text:span text:style-name="T1"> function</text:span>, modifying, for an action and the world-state, the current world state; and</text:p>
        <text:p text:style-name="P18"><text:span text:style-name="T1">S</text:span>(<text:span text:style-name="T1">G</text:span>, <text:span text:style-name="T1">W</text:span>) <text:span text:style-name="T35">→</text:span> <text:span text:style-name="T7">ℝ</text:span> is the <text:span text:style-name="T2">distance-from-goal</text:span><text:span text:style-name="T1"> function</text:span>, giving, for the current goal and the world-state, the distance from goal-to-world; <text:span text:style-name="T78">and</text:span></text:p>
        <text:p text:style-name="P41">M<text:span text:style-name="T7">(</text:span><text:span text:style-name="T78">T</text:span><text:span text:style-name="T7">, </text:span>G<text:span text:style-name="T7">, </text:span>W<text:span text:style-name="T7">) </text:span><text:span text:style-name="T75">→ </text:span><text:span text:style-name="T12">{x</text:span><text:span text:style-name="T72"></text:span><text:span text:style-name="T74">T</text:span><text:span text:style-name="T99"> </text:span><text:span text:style-name="T12">| </text:span><text:span text:style-name="T11">x is a </text:span><text:span text:style-name="T16">task</text:span><text:span text:style-name="T11">, such that when exectued in order </text:span><text:span text:style-name="T101">G</text:span><text:span text:style-name="T72"></text:span><text:span text:style-name="T98">W</text:span><text:span text:style-name="T12">} </text:span><text:span text:style-name="T13">is the </text:span><text:span text:style-name="T100">planner function</text:span><text:span text:style-name="T13">, giving, for the </text:span><text:span text:style-name="T16">tasks</text:span><text:span text:style-name="T13">, goals, and world-state, a finit set of </text:span><text:span text:style-name="T16">tasks</text:span><text:span text:style-name="T13"> </text:span><text:span text:style-name="T14">that result </text:span><text:span text:style-name="T17">in</text:span><text:span text:style-name="T14">, if executed in order, </text:span><text:span text:style-name="T101">G</text:span><text:span text:style-name="T72"></text:span><text:span text:style-name="T98">W</text:span><text:span text:style-name="T100">. </text:span></text:p>
        <text:h text:style-name="P64" text:outline-level="2">Definition of <text:span text:style-name="T32">Entity Component System</text:span></text:h>
        <text:p text:style-name="P19">An Entity Component System can be described as a tuple ⟨<text:span text:style-name="T1">E</text:span><text:span text:style-name="T7">, </text:span><text:span text:style-name="T1">C</text:span><text:span text:style-name="T7">, </text:span><text:span text:style-name="T1">S</text:span><text:span text:style-name="T7">, </text:span><text:span text:style-name="T1">W</text:span><text:span text:style-name="T7">, </text:span><text:span text:style-name="T1">P</text:span>⟩, where</text:p>
        <text:list xml:id="list2883446330" text:style-name="L2">
          <text:list-item>
            <text:p text:style-name="P78"><text:span text:style-name="T1">E</text:span> is a finite set of entities;</text:p>
          </text:list-item>
          <text:list-item>
            <text:p text:style-name="P78"><text:span text:style-name="T1">C</text:span> is a finite set of components;</text:p>
          </text:list-item>
          <text:list-item>
            <text:p text:style-name="P78"><text:span text:style-name="T1">S</text:span> is a finite set of systems;</text:p>
          </text:list-item>
          <text:list-item>
            <text:p text:style-name="P78"><text:span text:style-name="T1">W</text:span> is a finite set of entity-component relations;</text:p>
          </text:list-item>
          <text:list-item>
            <text:p text:style-name="P79"><text:span text:style-name="T29">P</text:span><text:span text:style-name="T30">(</text:span><text:span text:style-name="T29">E</text:span><text:span text:style-name="T30">, </text:span><text:span text:style-name="T29">W</text:span><text:span text:style-name="T30">) </text:span><text:span text:style-name="T35">→ </text:span><text:span text:style-name="T30">{x</text:span><text:span text:style-name="T36"></text:span><text:span text:style-name="T29">C </text:span><text:span text:style-name="T30">| {</text:span><text:span text:style-name="T29">E</text:span><text:span text:style-name="T30">, </text:span><text:span text:style-name="T31">x</text:span><text:span text:style-name="T30">}</text:span><text:span text:style-name="T36"></text:span><text:span text:style-name="T29">W</text:span><text:span text:style-name="T30">} is the </text:span><text:span text:style-name="T29">entity-components function</text:span><text:span text:style-name="T30">, giving, for an entity and the world it inhabits, a finite set of components assigned to that entity.</text:span></text:p>
          </text:list-item>
        </text:list>
        <text:h text:style-name="P65" text:outline-level="2">Overview of Implementation</text:h>
        <text:p text:style-name="P3">Detailed overview of the C++ library</text:p>
        <text:h text:style-name="P66" text:outline-level="3">Many subsections(meat of the paper)</text:h>
        <text:h text:style-name="P65" text:outline-level="2">Performance</text:h>
        <text:p text:style-name="P80">Anima was tested by creating a flecs world and populating it with 1000 entites with a comp_AI attached to them. <text:span text:style-name="T178">Then two singleton components were attached to the world. These being an AStar instance and an empty </text:span><text:span text:style-name="T179">world_t instance. The empty world_t instance is to hold a global black board. </text:span><text:span text:style-name="T180">The following sample code was used to test Anima:</text:span></text:p>
        <text:p text:style-name="P47">flecs::world ecs;</text:p>
        <text:p text:style-name="P47">ecs.add&lt;AStar&gt;(); //<text:span text:style-name="T180">add AStar singleton</text:span></text:p>
        <text:p text:style-name="P47">ecs.set&lt;world_t&gt;( {} ); //<text:span text:style-name="T180">add global black board</text:span></text:p>
        <text:p text:style-name="P47">for (int i = 0; i != 1000; i++) { //<text:span text:style-name="T180">create 1000 entities</text:span></text:p>
        <text:p text:style-name="P48">ecs.entity().set&lt;comp_AI&gt;( {/* std::vector&lt;Task*&gt; tasks, world_t blackboard, world_t goal */} );</text:p>
        <text:p text:style-name="P46">}</text:p>
        <text:p text:style-name="P47">ecs.progress(0);</text:p>
        <text:p text:style-name="P81"><text:tab/><text:span text:style-name="T181">The ‘ecs.progress(0);’ line was timed, resulting in the data seen on TABLE 1.</text:span></text:p>
        <text:p text:style-name="P44"><text:span text:style-name="T97">TABLE</text:span> <text:span text:style-name="T97">1</text:span></text:p>
        <text:p text:style-name="P44">Prefromance</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032888368864">
            <table:table-cell table:style-name="Table1.A1" office:value-type="string">
              <text:p text:style-name="P6">Black Board Size</text:p>
            </table:table-cell>
            <table:table-cell table:style-name="Table1.B1" office:value-type="string">
              <text:p text:style-name="P6">Goal Size</text:p>
            </table:table-cell>
            <table:table-cell table:style-name="Table1.B1" office:value-type="string">
              <text:p text:style-name="P6"># of Entities</text:p>
            </table:table-cell>
            <table:table-cell table:style-name="Table1.B1" office:value-type="string">
              <text:p text:style-name="P6"># of Tasks</text:p>
            </table:table-cell>
            <table:table-cell table:style-name="Table1.E1" office:value-type="string">
              <text:p text:style-name="P6">Progress Time</text:p>
            </table:table-cell>
          </table:table-row>
          <table:table-row table:style-name="TableLine94032889093936">
            <table:table-cell table:style-name="Table1.A2" office:value-type="string">
              <text:p text:style-name="P8">200</text:p>
            </table:table-cell>
            <table:table-cell table:style-name="Table1.B2" office:value-type="string">
              <text:p text:style-name="P8">200</text:p>
            </table:table-cell>
            <table:table-cell table:style-name="Table1.B2" office:value-type="string">
              <text:p text:style-name="P8">1000</text:p>
            </table:table-cell>
            <table:table-cell table:style-name="Table1.B2" office:value-type="string">
              <text:p text:style-name="P8">10</text:p>
            </table:table-cell>
            <table:table-cell table:style-name="Table1.E2" office:value-type="string">
              <text:p text:style-name="P8">87,780 μs</text:p>
            </table:table-cell>
          </table:table-row>
          <table:table-row table:style-name="TableLine94032889097536">
            <table:table-cell table:style-name="Table1.A2" office:value-type="string">
              <text:p text:style-name="P8">200</text:p>
            </table:table-cell>
            <table:table-cell table:style-name="Table1.B2" office:value-type="string">
              <text:p text:style-name="P8">200</text:p>
            </table:table-cell>
            <table:table-cell table:style-name="Table1.B2" office:value-type="string">
              <text:p text:style-name="P8">1000</text:p>
            </table:table-cell>
            <table:table-cell table:style-name="Table1.B2" office:value-type="string">
              <text:p text:style-name="P8">9</text:p>
            </table:table-cell>
            <table:table-cell table:style-name="Table1.E2" office:value-type="string">
              <text:p text:style-name="P8">81,699 μs</text:p>
            </table:table-cell>
          </table:table-row>
          <table:table-row table:style-name="TableLine94032889098656">
            <table:table-cell table:style-name="Table1.A2" office:value-type="string">
              <text:p text:style-name="P8">200</text:p>
            </table:table-cell>
            <table:table-cell table:style-name="Table1.B2" office:value-type="string">
              <text:p text:style-name="P8">200</text:p>
            </table:table-cell>
            <table:table-cell table:style-name="Table1.B2" office:value-type="string">
              <text:p text:style-name="P8">1000</text:p>
            </table:table-cell>
            <table:table-cell table:style-name="Table1.B2" office:value-type="string">
              <text:p text:style-name="P8">8</text:p>
            </table:table-cell>
            <table:table-cell table:style-name="Table1.E2" office:value-type="string">
              <text:p text:style-name="P8">75,478 μs</text:p>
            </table:table-cell>
          </table:table-row>
          <table:table-row table:style-name="TableLine94032889099856">
            <table:table-cell table:style-name="Table1.A2" office:value-type="string">
              <text:p text:style-name="P8">200</text:p>
            </table:table-cell>
            <table:table-cell table:style-name="Table1.B2" office:value-type="string">
              <text:p text:style-name="P8">200</text:p>
            </table:table-cell>
            <table:table-cell table:style-name="Table1.B2" office:value-type="string">
              <text:p text:style-name="P8">1000</text:p>
            </table:table-cell>
            <table:table-cell table:style-name="Table1.B2" office:value-type="string">
              <text:p text:style-name="P8">7</text:p>
            </table:table-cell>
            <table:table-cell table:style-name="Table1.E2" office:value-type="string">
              <text:p text:style-name="P8">65,646 μs</text:p>
            </table:table-cell>
          </table:table-row>
          <table:table-row table:style-name="TableLine94032889101136">
            <table:table-cell table:style-name="Table1.A2" office:value-type="string">
              <text:p text:style-name="P8">200</text:p>
            </table:table-cell>
            <table:table-cell table:style-name="Table1.B2" office:value-type="string">
              <text:p text:style-name="P8">200</text:p>
            </table:table-cell>
            <table:table-cell table:style-name="Table1.B2" office:value-type="string">
              <text:p text:style-name="P8">1000</text:p>
            </table:table-cell>
            <table:table-cell table:style-name="Table1.B2" office:value-type="string">
              <text:p text:style-name="P8">6</text:p>
            </table:table-cell>
            <table:table-cell table:style-name="Table1.E2" office:value-type="string">
              <text:p text:style-name="P8">60,246 μs</text:p>
            </table:table-cell>
          </table:table-row>
          <table:table-row table:style-name="TableLine94032889102336">
            <table:table-cell table:style-name="Table1.A2" office:value-type="string">
              <text:p text:style-name="P8">200</text:p>
            </table:table-cell>
            <table:table-cell table:style-name="Table1.B2" office:value-type="string">
              <text:p text:style-name="P8">200</text:p>
            </table:table-cell>
            <table:table-cell table:style-name="Table1.B2" office:value-type="string">
              <text:p text:style-name="P8">1000</text:p>
            </table:table-cell>
            <table:table-cell table:style-name="Table1.B2" office:value-type="string">
              <text:p text:style-name="P8">5</text:p>
            </table:table-cell>
            <table:table-cell table:style-name="Table1.E2" office:value-type="string">
              <text:p text:style-name="P8">54,420 μs</text:p>
            </table:table-cell>
          </table:table-row>
          <table:table-row table:style-name="TableLine94032889103536">
            <table:table-cell table:style-name="Table1.A8" office:value-type="string">
              <text:p text:style-name="P8">200</text:p>
            </table:table-cell>
            <table:table-cell table:style-name="Table1.B8" office:value-type="string">
              <text:p text:style-name="P8">200</text:p>
            </table:table-cell>
            <table:table-cell table:style-name="Table1.B8" office:value-type="string">
              <text:p text:style-name="P8">1000</text:p>
            </table:table-cell>
            <table:table-cell table:style-name="Table1.B8" office:value-type="string">
              <text:p text:style-name="P8">4</text:p>
            </table:table-cell>
            <table:table-cell table:style-name="Table1.E8" office:value-type="string">
              <text:p text:style-name="P8">48,648 μs</text:p>
            </table:table-cell>
          </table:table-row>
          <table:table-row table:style-name="TableLine94032889107264">
            <table:table-cell table:style-name="Table1.A2" office:value-type="string">
              <text:p text:style-name="P8">100</text:p>
            </table:table-cell>
            <table:table-cell table:style-name="Table1.B2" office:value-type="string">
              <text:p text:style-name="P8">100</text:p>
            </table:table-cell>
            <table:table-cell table:style-name="Table1.B2" office:value-type="string">
              <text:p text:style-name="P8">1000</text:p>
            </table:table-cell>
            <table:table-cell table:style-name="Table1.B2" office:value-type="string">
              <text:p text:style-name="P8">10</text:p>
            </table:table-cell>
            <table:table-cell table:style-name="Table1.E2" office:value-type="string">
              <text:p text:style-name="P8">31,848 μs</text:p>
            </table:table-cell>
          </table:table-row>
          <table:table-row table:style-name="TableLine94032889108384">
            <table:table-cell table:style-name="Table1.A2" office:value-type="string">
              <text:p text:style-name="P8">100</text:p>
            </table:table-cell>
            <table:table-cell table:style-name="Table1.B2" office:value-type="string">
              <text:p text:style-name="P8">100</text:p>
            </table:table-cell>
            <table:table-cell table:style-name="Table1.B2" office:value-type="string">
              <text:p text:style-name="P8">1000</text:p>
            </table:table-cell>
            <table:table-cell table:style-name="Table1.B2" office:value-type="string">
              <text:p text:style-name="P8">9</text:p>
            </table:table-cell>
            <table:table-cell table:style-name="Table1.E2" office:value-type="string">
              <text:p text:style-name="P8">29,138 μs</text:p>
            </table:table-cell>
          </table:table-row>
          <table:table-row table:style-name="TableLine94032889109584">
            <table:table-cell table:style-name="Table1.A2" office:value-type="string">
              <text:p text:style-name="P8">100</text:p>
            </table:table-cell>
            <table:table-cell table:style-name="Table1.B2" office:value-type="string">
              <text:p text:style-name="P8">100</text:p>
            </table:table-cell>
            <table:table-cell table:style-name="Table1.B2" office:value-type="string">
              <text:p text:style-name="P8">1000</text:p>
            </table:table-cell>
            <table:table-cell table:style-name="Table1.B2" office:value-type="string">
              <text:p text:style-name="P8">8</text:p>
            </table:table-cell>
            <table:table-cell table:style-name="Table1.E2" office:value-type="string">
              <text:p text:style-name="P8">28,969 μs</text:p>
            </table:table-cell>
          </table:table-row>
          <table:table-row table:style-name="TableLine94032889110784">
            <table:table-cell table:style-name="Table1.A2" office:value-type="string">
              <text:p text:style-name="P8">100</text:p>
            </table:table-cell>
            <table:table-cell table:style-name="Table1.B2" office:value-type="string">
              <text:p text:style-name="P8">100</text:p>
            </table:table-cell>
            <table:table-cell table:style-name="Table1.B2" office:value-type="string">
              <text:p text:style-name="P8">1000</text:p>
            </table:table-cell>
            <table:table-cell table:style-name="Table1.B2" office:value-type="string">
              <text:p text:style-name="P8">7</text:p>
            </table:table-cell>
            <table:table-cell table:style-name="Table1.E2" office:value-type="string">
              <text:p text:style-name="P8">25,737 μs</text:p>
            </table:table-cell>
          </table:table-row>
          <table:table-row table:style-name="TableLine94032889111984">
            <table:table-cell table:style-name="Table1.A2" office:value-type="string">
              <text:p text:style-name="P8">100</text:p>
            </table:table-cell>
            <table:table-cell table:style-name="Table1.B2" office:value-type="string">
              <text:p text:style-name="P8">100</text:p>
            </table:table-cell>
            <table:table-cell table:style-name="Table1.B2" office:value-type="string">
              <text:p text:style-name="P8">1000</text:p>
            </table:table-cell>
            <table:table-cell table:style-name="Table1.B2" office:value-type="string">
              <text:p text:style-name="P8">6</text:p>
            </table:table-cell>
            <table:table-cell table:style-name="Table1.E2" office:value-type="string">
              <text:p text:style-name="P8">21,828 μs</text:p>
            </table:table-cell>
          </table:table-row>
          <table:table-row table:style-name="TableLine94032888782336">
            <table:table-cell table:style-name="Table1.A2" office:value-type="string">
              <text:p text:style-name="P8">100</text:p>
            </table:table-cell>
            <table:table-cell table:style-name="Table1.B2" office:value-type="string">
              <text:p text:style-name="P8">100</text:p>
            </table:table-cell>
            <table:table-cell table:style-name="Table1.B2" office:value-type="string">
              <text:p text:style-name="P8">1000</text:p>
            </table:table-cell>
            <table:table-cell table:style-name="Table1.B2" office:value-type="string">
              <text:p text:style-name="P8">5</text:p>
            </table:table-cell>
            <table:table-cell table:style-name="Table1.E2" office:value-type="string">
              <text:p text:style-name="P8">19,031 μs</text:p>
            </table:table-cell>
          </table:table-row>
          <table:table-row table:style-name="TableLine94032888819264">
            <table:table-cell table:style-name="Table1.A8" office:value-type="string">
              <text:p text:style-name="P8">100</text:p>
            </table:table-cell>
            <table:table-cell table:style-name="Table1.B8" office:value-type="string">
              <text:p text:style-name="P8">100</text:p>
            </table:table-cell>
            <table:table-cell table:style-name="Table1.B8" office:value-type="string">
              <text:p text:style-name="P8">1000</text:p>
            </table:table-cell>
            <table:table-cell table:style-name="Table1.B8" office:value-type="string">
              <text:p text:style-name="P8">4</text:p>
            </table:table-cell>
            <table:table-cell table:style-name="Table1.E8" office:value-type="string">
              <text:p text:style-name="P8">17,088 μs</text:p>
            </table:table-cell>
          </table:table-row>
        </table:table>
        <text:p text:style-name="P86">Black Board Size and Goal Size are mesured in <text:span text:style-name="T1">worldstate_t</text:span><text:span text:style-name="T9">(</text:span><text:span text:style-name="T7">s</text:span><text:span text:style-name="T9">)</text:span><text:span text:style-name="T7">.</text:span></text:p>
        <text:p text:style-name="P67"><text:span text:style-name="T97">TABLE</text:span> <text:span text:style-name="T97">2</text:span></text:p>
        <text:p text:style-name="P68">Timing per Entity</text:p>
        <table:table table:name="Table3" table:style-name="Table3">
          <table:table-column table:style-name="Table3.A"/>
          <table:table-column table:style-name="Table3.B"/>
          <table:table-column table:style-name="Table3.C"/>
          <table:table-column table:style-name="Table3.D"/>
          <table:table-row table:style-name="TableLine140669909791024">
            <table:table-cell table:style-name="Table3.A1" office:value-type="string">
              <text:p text:style-name="P70">BlackBoard Size</text:p>
            </table:table-cell>
            <table:table-cell table:style-name="Table3.B1" office:value-type="string">
              <text:p text:style-name="P70">Goal Size</text:p>
            </table:table-cell>
            <table:table-cell table:style-name="Table3.B1" office:value-type="string">
              <text:p text:style-name="P70"># of Tasks</text:p>
            </table:table-cell>
            <table:table-cell table:style-name="Table3.D1" office:value-type="string">
              <text:p text:style-name="P69">Time per Entity</text:p>
            </table:table-cell>
          </table:table-row>
          <table:table-row table:style-name="TableLine140669909791024">
            <table:table-cell table:style-name="Table3.A2" office:value-type="string">
              <text:p text:style-name="P71">200</text:p>
            </table:table-cell>
            <table:table-cell table:style-name="Table3.B2" office:value-type="string">
              <text:p text:style-name="P71">200</text:p>
            </table:table-cell>
            <table:table-cell table:style-name="Table3.B2" office:value-type="string">
              <text:p text:style-name="P71">10</text:p>
            </table:table-cell>
            <table:table-cell table:style-name="Table3.D2" office:value-type="string">
              <text:p text:style-name="P71">87.78 μs</text:p>
            </table:table-cell>
          </table:table-row>
          <table:table-row table:style-name="TableLine140669909791024">
            <table:table-cell table:style-name="Table3.A2" office:value-type="string">
              <text:p text:style-name="P71">200</text:p>
            </table:table-cell>
            <table:table-cell table:style-name="Table3.B2" office:value-type="string">
              <text:p text:style-name="P71">200</text:p>
            </table:table-cell>
            <table:table-cell table:style-name="Table3.B2" office:value-type="string">
              <text:p text:style-name="P71">9</text:p>
            </table:table-cell>
            <table:table-cell table:style-name="Table3.D2" office:value-type="string">
              <text:p text:style-name="P71">81.699 μs</text:p>
            </table:table-cell>
          </table:table-row>
          <table:table-row table:style-name="TableLine140669909791024">
            <table:table-cell table:style-name="Table3.A2" office:value-type="string">
              <text:p text:style-name="P71">200</text:p>
            </table:table-cell>
            <table:table-cell table:style-name="Table3.B2" office:value-type="string">
              <text:p text:style-name="P71">200</text:p>
            </table:table-cell>
            <table:table-cell table:style-name="Table3.B2" office:value-type="string">
              <text:p text:style-name="P71">8</text:p>
            </table:table-cell>
            <table:table-cell table:style-name="Table3.D2" office:value-type="string">
              <text:p text:style-name="P71">75.478 μs</text:p>
            </table:table-cell>
          </table:table-row>
          <table:table-row table:style-name="TableLine140669909791024">
            <table:table-cell table:style-name="Table3.A2" office:value-type="string">
              <text:p text:style-name="P71">200</text:p>
            </table:table-cell>
            <table:table-cell table:style-name="Table3.B2" office:value-type="string">
              <text:p text:style-name="P71">200</text:p>
            </table:table-cell>
            <table:table-cell table:style-name="Table3.B2" office:value-type="string">
              <text:p text:style-name="P71">7</text:p>
            </table:table-cell>
            <table:table-cell table:style-name="Table3.D2" office:value-type="string">
              <text:p text:style-name="P71">65.646 μs</text:p>
            </table:table-cell>
          </table:table-row>
          <table:table-row table:style-name="TableLine140669909791024">
            <table:table-cell table:style-name="Table3.A2" office:value-type="string">
              <text:p text:style-name="P71">200</text:p>
            </table:table-cell>
            <table:table-cell table:style-name="Table3.B2" office:value-type="string">
              <text:p text:style-name="P71">200</text:p>
            </table:table-cell>
            <table:table-cell table:style-name="Table3.B2" office:value-type="string">
              <text:p text:style-name="P71">6</text:p>
            </table:table-cell>
            <table:table-cell table:style-name="Table3.D2" office:value-type="string">
              <text:p text:style-name="P71">60.246 μs</text:p>
            </table:table-cell>
          </table:table-row>
          <table:table-row table:style-name="TableLine140669909791024">
            <table:table-cell table:style-name="Table3.A2" office:value-type="string">
              <text:p text:style-name="P71">200</text:p>
            </table:table-cell>
            <table:table-cell table:style-name="Table3.B2" office:value-type="string">
              <text:p text:style-name="P71">200</text:p>
            </table:table-cell>
            <table:table-cell table:style-name="Table3.B2" office:value-type="string">
              <text:p text:style-name="P71">5</text:p>
            </table:table-cell>
            <table:table-cell table:style-name="Table3.D2" office:value-type="string">
              <text:p text:style-name="P71">54.42 μs</text:p>
            </table:table-cell>
          </table:table-row>
          <table:table-row table:style-name="TableLine140669909791024">
            <table:table-cell table:style-name="Table3.A8" office:value-type="string">
              <text:p text:style-name="P71">200</text:p>
            </table:table-cell>
            <table:table-cell table:style-name="Table3.B8" office:value-type="string">
              <text:p text:style-name="P71">200</text:p>
            </table:table-cell>
            <table:table-cell table:style-name="Table3.B8" office:value-type="string">
              <text:p text:style-name="P71">4</text:p>
            </table:table-cell>
            <table:table-cell table:style-name="Table3.D8" office:value-type="string">
              <text:p text:style-name="P71">48.648 μs</text:p>
            </table:table-cell>
          </table:table-row>
          <table:table-row table:style-name="TableLine140669909791024">
            <table:table-cell table:style-name="Table3.A2" office:value-type="string">
              <text:p text:style-name="P71">100</text:p>
            </table:table-cell>
            <table:table-cell table:style-name="Table3.B2" office:value-type="string">
              <text:p text:style-name="P71">100</text:p>
            </table:table-cell>
            <table:table-cell table:style-name="Table3.B2" office:value-type="string">
              <text:p text:style-name="P71">10</text:p>
            </table:table-cell>
            <table:table-cell table:style-name="Table3.D2" office:value-type="string">
              <text:p text:style-name="P71">31.848 μs</text:p>
            </table:table-cell>
          </table:table-row>
          <table:table-row table:style-name="TableLine140669909791024">
            <table:table-cell table:style-name="Table3.A2" office:value-type="string">
              <text:p text:style-name="P71">100</text:p>
            </table:table-cell>
            <table:table-cell table:style-name="Table3.B2" office:value-type="string">
              <text:p text:style-name="P71">100</text:p>
            </table:table-cell>
            <table:table-cell table:style-name="Table3.B2" office:value-type="string">
              <text:p text:style-name="P71">9</text:p>
            </table:table-cell>
            <table:table-cell table:style-name="Table3.D2" office:value-type="string">
              <text:p text:style-name="P71">29.138 μs</text:p>
            </table:table-cell>
          </table:table-row>
          <table:table-row table:style-name="TableLine140669909791024">
            <table:table-cell table:style-name="Table3.A2" office:value-type="string">
              <text:p text:style-name="P71">100</text:p>
            </table:table-cell>
            <table:table-cell table:style-name="Table3.B2" office:value-type="string">
              <text:p text:style-name="P71">100</text:p>
            </table:table-cell>
            <table:table-cell table:style-name="Table3.B2" office:value-type="string">
              <text:p text:style-name="P71">8</text:p>
            </table:table-cell>
            <table:table-cell table:style-name="Table3.D2" office:value-type="string">
              <text:p text:style-name="P71">28.969 μs</text:p>
            </table:table-cell>
          </table:table-row>
          <table:table-row table:style-name="TableLine140669909791024">
            <table:table-cell table:style-name="Table3.A2" office:value-type="string">
              <text:p text:style-name="P71">100</text:p>
            </table:table-cell>
            <table:table-cell table:style-name="Table3.B2" office:value-type="string">
              <text:p text:style-name="P71">100</text:p>
            </table:table-cell>
            <table:table-cell table:style-name="Table3.B2" office:value-type="string">
              <text:p text:style-name="P71">7</text:p>
            </table:table-cell>
            <table:table-cell table:style-name="Table3.D2" office:value-type="string">
              <text:p text:style-name="P71">25.737 μs</text:p>
            </table:table-cell>
          </table:table-row>
          <table:table-row table:style-name="TableLine140669909791024">
            <table:table-cell table:style-name="Table3.A2" office:value-type="string">
              <text:p text:style-name="P71">100</text:p>
            </table:table-cell>
            <table:table-cell table:style-name="Table3.B2" office:value-type="string">
              <text:p text:style-name="P71">100</text:p>
            </table:table-cell>
            <table:table-cell table:style-name="Table3.B2" office:value-type="string">
              <text:p text:style-name="P71">6</text:p>
            </table:table-cell>
            <table:table-cell table:style-name="Table3.D2" office:value-type="string">
              <text:p text:style-name="P71">21.828 μs</text:p>
            </table:table-cell>
          </table:table-row>
          <table:table-row table:style-name="TableLine140669909791024">
            <table:table-cell table:style-name="Table3.A2" office:value-type="string">
              <text:p text:style-name="P71">100</text:p>
            </table:table-cell>
            <table:table-cell table:style-name="Table3.B2" office:value-type="string">
              <text:p text:style-name="P71">100</text:p>
            </table:table-cell>
            <table:table-cell table:style-name="Table3.B2" office:value-type="string">
              <text:p text:style-name="P71">5</text:p>
            </table:table-cell>
            <table:table-cell table:style-name="Table3.D2" office:value-type="string">
              <text:p text:style-name="P71">19.031 μs</text:p>
            </table:table-cell>
          </table:table-row>
          <table:table-row table:style-name="TableLine140669909791024">
            <table:table-cell table:style-name="Table3.A8" office:value-type="string">
              <text:p text:style-name="P71">100</text:p>
            </table:table-cell>
            <table:table-cell table:style-name="Table3.B8" office:value-type="string">
              <text:p text:style-name="P71">100</text:p>
            </table:table-cell>
            <table:table-cell table:style-name="Table3.B8" office:value-type="string">
              <text:p text:style-name="P71">4</text:p>
            </table:table-cell>
            <table:table-cell table:style-name="Table3.D8" office:value-type="string">
              <text:p text:style-name="P71">17.088 μs</text:p>
            </table:table-cell>
          </table:table-row>
        </table:table>
        <text:p text:style-name="P85">Black Board Size and Goal Size are mesured in <text:span text:style-name="T1">worldstate_t</text:span><text:span text:style-name="T9">(</text:span><text:span text:style-name="T7">s</text:span><text:span text:style-name="T9">)</text:span><text:span text:style-name="T7">.</text:span></text:p>
        <text:p text:style-name="P44"><text:span text:style-name="T97">TABLE</text:span> <text:span text:style-name="T182">3</text:span></text:p>
        <text:p text:style-name="P45">Cache and Branch</text:p>
        <table:table table:name="Table2" table:style-name="Table2">
          <table:table-column table:style-name="Table2.A" table:number-columns-repeated="2"/>
          <table:table-row table:style-name="TableLine94032889115856">
            <table:table-cell table:style-name="Table2.A1" office:value-type="string">
              <text:p text:style-name="P7">I <text:span text:style-name="T10">refs</text:span></text:p>
            </table:table-cell>
            <table:table-cell table:style-name="Table2.B1" office:value-type="string">
              <text:p text:style-name="P8">22,197,840,302</text:p>
            </table:table-cell>
          </table:table-row>
          <table:table-row table:style-name="TableLine94032889140336">
            <table:table-cell table:style-name="Table2.A2" office:value-type="string">
              <text:p text:style-name="P7">I1 <text:span text:style-name="T10">misses</text:span></text:p>
            </table:table-cell>
            <table:table-cell table:style-name="Table2.B2" office:value-type="string">
              <text:p text:style-name="P8">1,902,743</text:p>
            </table:table-cell>
          </table:table-row>
          <table:table-row table:style-name="TableLine94032889141664">
            <table:table-cell table:style-name="Table2.A2" office:value-type="string">
              <text:p text:style-name="P7">LLi <text:span text:style-name="T96">misses</text:span></text:p>
            </table:table-cell>
            <table:table-cell table:style-name="Table2.B2" office:value-type="string">
              <text:p text:style-name="P8">54,925</text:p>
            </table:table-cell>
          </table:table-row>
          <table:table-row table:style-name="TableLine94032889142288">
            <table:table-cell table:style-name="Table2.A2" office:value-type="string">
              <text:p text:style-name="P7">I1 <text:span text:style-name="T96">miss rate</text:span></text:p>
            </table:table-cell>
            <table:table-cell table:style-name="Table2.B2" office:value-type="string">
              <text:p text:style-name="P8">0.01%</text:p>
            </table:table-cell>
          </table:table-row>
          <table:table-row table:style-name="TableLine94032889143072">
            <table:table-cell table:style-name="Table2.A5" office:value-type="string">
              <text:p text:style-name="P7">LLi <text:span text:style-name="T96">miss rate</text:span></text:p>
            </table:table-cell>
            <table:table-cell table:style-name="Table2.B5" office:value-type="string">
              <text:p text:style-name="P8">0.00%</text:p>
            </table:table-cell>
          </table:table-row>
          <table:table-row table:style-name="TableLine94032889144688">
            <table:table-cell table:style-name="Table2.A2" office:value-type="string">
              <text:p text:style-name="P7">D <text:span text:style-name="T96">refs</text:span></text:p>
            </table:table-cell>
            <table:table-cell table:style-name="Table2.B6" office:value-type="float" office:value="10407187881">
              <text:p text:style-name="P24">10,407,187,881</text:p>
            </table:table-cell>
          </table:table-row>
          <table:table-row table:style-name="TableLine94032889146032">
            <table:table-cell table:style-name="Table2.A2" office:value-type="string">
              <text:p text:style-name="P7">D1 <text:span text:style-name="T96">misses</text:span></text:p>
            </table:table-cell>
            <table:table-cell table:style-name="Table2.B2" office:value-type="string">
              <text:p text:style-name="P8">155,967,144</text:p>
            </table:table-cell>
          </table:table-row>
          <table:table-row table:style-name="TableLine94032889146816">
            <table:table-cell table:style-name="Table2.A2" office:value-type="string">
              <text:p text:style-name="P7">LLd <text:span text:style-name="T96">misses</text:span></text:p>
            </table:table-cell>
            <table:table-cell table:style-name="Table2.B2" office:value-type="string">
              <text:p text:style-name="P8">22,949,604</text:p>
            </table:table-cell>
          </table:table-row>
          <table:table-row table:style-name="TableLine94032889147600">
            <table:table-cell table:style-name="Table2.A2" office:value-type="string">
              <text:p text:style-name="P7">D1 <text:span text:style-name="T96">miss</text:span> <text:span text:style-name="T96">rate</text:span></text:p>
            </table:table-cell>
            <table:table-cell table:style-name="Table2.B2" office:value-type="string">
              <text:p text:style-name="P8">1.50%</text:p>
            </table:table-cell>
          </table:table-row>
          <table:table-row table:style-name="TableLine94032889148304">
            <table:table-cell table:style-name="Table2.A5" office:value-type="string">
              <text:p text:style-name="P7">LLd <text:span text:style-name="T96">miss</text:span> <text:span text:style-name="T96">rate</text:span></text:p>
            </table:table-cell>
            <table:table-cell table:style-name="Table2.B5" office:value-type="string">
              <text:p text:style-name="P8">0.20%</text:p>
            </table:table-cell>
          </table:table-row>
          <table:table-row table:style-name="TableLine94032889149088">
            <table:table-cell table:style-name="Table2.A2" office:value-type="string">
              <text:p text:style-name="P7">LL <text:span text:style-name="T96">refs</text:span></text:p>
            </table:table-cell>
            <table:table-cell table:style-name="Table2.B2" office:value-type="string">
              <text:p text:style-name="P8">157,869,887</text:p>
            </table:table-cell>
          </table:table-row>
          <table:table-row table:style-name="TableLine94032889149872">
            <table:table-cell table:style-name="Table2.A2" office:value-type="string">
              <text:p text:style-name="P7">LL <text:span text:style-name="T96">misses</text:span></text:p>
            </table:table-cell>
            <table:table-cell table:style-name="Table2.B2" office:value-type="string">
              <text:p text:style-name="P8">23,004,529</text:p>
            </table:table-cell>
          </table:table-row>
          <text:soft-page-break/>
          <table:table-row table:style-name="TableLine94032889150656">
            <table:table-cell table:style-name="Table2.A5" office:value-type="string">
              <text:p text:style-name="P7">LL <text:span text:style-name="T96">miss</text:span> <text:span text:style-name="T96">rate</text:span></text:p>
            </table:table-cell>
            <table:table-cell table:style-name="Table2.B5" office:value-type="string">
              <text:p text:style-name="P8">0.10%</text:p>
            </table:table-cell>
          </table:table-row>
          <table:table-row table:style-name="TableLine94032889151440">
            <table:table-cell table:style-name="Table2.A2" office:value-type="string">
              <text:p text:style-name="P7">Branches</text:p>
            </table:table-cell>
            <table:table-cell table:style-name="Table2.B2" office:value-type="string">
              <text:p text:style-name="P8">4,124,931,962</text:p>
            </table:table-cell>
          </table:table-row>
          <table:table-row table:style-name="TableLine94032889152224">
            <table:table-cell table:style-name="Table2.A2" office:value-type="string">
              <text:p text:style-name="P7">Mispredicts</text:p>
            </table:table-cell>
            <table:table-cell table:style-name="Table2.B2" office:value-type="string">
              <text:p text:style-name="P8">29,484,781</text:p>
            </table:table-cell>
          </table:table-row>
          <table:table-row table:style-name="TableLine94032889153008">
            <table:table-cell table:style-name="Table2.A5" office:value-type="string">
              <text:p text:style-name="P7">Mispred rate</text:p>
            </table:table-cell>
            <table:table-cell table:style-name="Table2.B5" office:value-type="string">
              <text:p text:style-name="P8">0.70%</text:p>
            </table:table-cell>
          </table:table-row>
        </table:table>
        <text:p text:style-name="P4"/>
        <text:h text:style-name="P51" text:outline-level="1">Conclusion</text:h>
        <text:p text:style-name="P27"/>
        <text:h text:style-name="P5" text:outline-level="5">References</text:h>
        <text:list xml:id="list2696946721" text:style-name="WW8Num19">
          <text:list-item>
            <text:p text:style-name="P82">Orkin, J., 2005. Agent Architecture Considerations for Real-Time Planning in Games. [online] Alumni.media.mit.edu. Available at: &lt;https://alumni.media.mit.edu/~jorkin/aiide05OrkinJ.pdf&gt; [Accessed 21 October 2021].</text:p>
          </text:list-item>
          <text:list-item>
            <text:p text:style-name="P82">Orkin, J., 2004. Symbolic Representation of Game World State: Toward Real-Time Planning in Games. [online] Alumni.media.mit.edu. Available at: &lt;https://alumni.media.mit.edu/~jorkin/WS404OrkinJ.pdf&gt; [Accessed 21 October 2021].</text:p>
          </text:list-item>
          <text:list-item>
            <text:p text:style-name="P82">Kaelbling, L., Littman, M. and Cassandra, A., 1998. Planning and acting in partially observable stochastic domains. Artificial Intelligence, 101(1-2), pp.99-134.</text:p>
          </text:list-item>
          <text:list-item>
            <text:p text:style-name="P82">Artar, E., 2019. Goal-Oriented Hierarchical Task Networks and Its Application on Interactive Narrative Planning. Master. Sabanci University.</text:p>
          </text:list-item>
          <text:list-item>
            <text:p text:style-name="P82">Orkin, J., 2006. Three States and a Plan: The A.I. of F.E.A.R.. [pdf] Monolith Productions / M.I.T. Media Lab, Cognitive Machines Group. Available at: &lt;https://alumni.media.mit.edu/~jorkin/gdc2006_orkin_jeff_fear.pdf&gt; [Accessed 24 October 2021].</text:p>
          </text:list-item>
          <text:list-item>
            <text:p text:style-name="references">Valgrind.org. 2022. Valgrind Home. [online] Available at: &lt;https://valgrind.org/&gt; [Accessed 11 April 2022].</text:p>
          </text:list-item>
          <text:list-item>
            <text:p text:style-name="references"><text:span text:style-name="T140">I.</text:span> Georgievski and M. Aiello, "HTN planning: Overview, comparison, and beyond", Artificial Intelligence, vol. 222, pp. 124-156, 2015. Available: https://www.sciencedirect.com/science/article/pii/S0004370215000247#:~:text=The%20initial%20idea%20of%20hierarchical,HTN%20planning%20up%20until%20today. [Accessed 11 April 2022].</text:p>
          </text:list-item>
          <text:list-item>
            <text:p text:style-name="references">E. Sacerdoti, The Nonlinear Nature of Plans. IJCAI, 1975.</text:p>
          </text:list-item>
          <text:list-item>
            <text:p text:style-name="references">J. Orkin, "Goal-Oriented Action Planning (GOAP)", Alumni.media.mit.edu. [Online]. Available: https://alumni.media.mit.edu/~jorkin/goap.html. [Accessed: 11- Apr- 2022].</text:p>
          </text:list-item>
          <text:list-item>
            <text:p text:style-name="references">E. Artar, "Goal-Oriented Hierarchical Task Networks and Its Application on Interactive Narrative Planning", Master<text:span text:style-name="T140">s of Sicence</text:span>, Sabanci University, 2022.</text:p>
          </text:list-item>
          <text:list-item>
            <text:p text:style-name="P82">M. Fourment and M. Gillings, "A comparison of common programming languages used in bioinformatics", BMC Bioinformatics, vol. 9, no. 1, 2008. Available: 10.1186/1471-2105-9-82 [Accessed 11 April 2022].</text:p>
          </text:list-item>
          <text:list-item>
            <text:p text:style-name="P82">"ISO/IEC 9899:2018", ISO, 2022. [Online]. Available: https://www.iso.org/standard/74528.html. [Accessed: 11- Apr- 2022].</text:p>
          </text:list-item>
          <text:list-item>
            <text:p text:style-name="P83">M. DeLoura, "The Engine Survey: General results", Satori, 2009. [Online]. Available: http://www.satori.org/2009/03/the-engine-survey-general-results/. [Accessed: 11- Apr- 2022].</text:p>
          </text:list-item>
          <text:list-item>
            <text:p text:style-name="P82">S. Mertens, "GitHub - SanderMertens/flecs: A fast entity component system (ECS) for C &amp; C++", GitHub. [Online]. Available: https://github.com/SanderMertens/flecs. [Accessed: 11- Apr- 2022].</text:p>
          </text:list-item>
          <text:list-item>
            <text:p text:style-name="P82">[M. Caini, "GitHub - skypjack/entt: Gaming meets modern C++ - a fast and reliable entity component system (ECS) and much more", GitHub. [Online]. Available: https://github.com/skypjack/entt. [Accessed: 11- Apr- 2022].</text:p>
          </text:list-item>
          <text:list-item>
            <text:p text:style-name="P82">"Entity Component System | Entities | 0.17.0-preview.42", Docs.unity3d.com. [Online]. Available: https://docs.unity3d.com/Packages/com.unity.entities@0.17/manual/index.html. [Accessed: 11- Apr- 2022].</text:p>
          </text:list-item>
          <text:list-item>
            <text:p text:style-name="P84">R. Dillet, "Unity CEO says half of all games are built on Unity", Techcrunch, 2018.</text:p>
          </text:list-item>
          <text:list-item>
            <text:p text:style-name="P84">"Bot Check", Trends.builtwith.com, 2022. [Online]. Available: https://trends.builtwith.com/widgets/Unity. [Accessed: 11- Apr- 2022].</text:p>
          </text:list-item>
          <text:list-item>
            <text:p text:style-name="P84">“Valgrind,” valgrind.org. https://valgrind.org/docs/manual/mc-manual.html (accessed Apr. 11, 2022).</text:p>
          </text:list-item>
          <text:list-item>
            <text:p text:style-name="P84">R. J, "Flecs + UE4 is magic", GameDev Tales, 2022. [Online]. Available: https://jtferson.github.io/blog/flecs_and_unreal/. [Accessed: 12- Apr- 2022].</text:p>
          </text:list-item>
          <text:list-item>
            <text:p text:style-name="P84">"Copyright Policy - Unity", Unity, 2022. [Online]. Available: https://unity3d.com/legal/copyright-policy. [Accessed: 12- Apr- 2022].</text:p>
          </text:list-item>
          <text:list-item>
            <text:p text:style-name="P84">L. Ferraro, "GitHub - luxkun/ReGoap: Generic C# GOAP (Goal Oriented Action Planning) library with Unity3d examples", GitHub, 2018. [Online]. Available: https://github.com/luxkun/ReGoap. [Accessed: 12- Apr- 2022].</text:p>
          </text:list-item>
        </text:list>
        <text:p text:style-name="P20"/>
        <text:p text:style-name="P20"/>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Mincho" svg:font-family="'MS Mincho', 'ＭＳ 明朝'"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imSun" svg:font-family="SimSun, 宋体" style:font-pitch="variable"/>
    <style:font-face style:name="Symbol" svg:font-family="Symbol"/>
    <style:font-face style:name="Symbol1" svg:font-family="Symbol" style:font-family-generic="roman" style:font-pitch="variable" style:font-charset="x-symbol"/>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loext:opacity="0%" style:font-name="Times New Roman1" fo:font-family="'Times New Roman'" style:font-family-generic="roman" style:font-pitch="variable" fo:font-size="10pt" style:font-name-asian="SimSun" style:font-family-asian="SimSun, 宋体"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style:language-asian="none" style:country-asian="none"/>
    </style:style>
    <style:style style:name="Heading_20_2" style:display-name="Heading 2" style:family="paragraph" style:parent-style-name="Standard" style:next-style-name="Standard" style:default-outline-level="2" style:class="text">
      <style:paragraph-properties fo:margin-top="0.0835in" fo:margin-bottom="0.0417in" style:contextual-spacing="false" fo:text-align="start" style:justify-single-word="false" fo:keep-together="always" fo:keep-with-next="always">
        <style:tab-stops>
          <style:tab-stop style:position="0.2in"/>
        </style:tab-stops>
      </style:paragraph-properties>
      <style:text-properties fo:font-style="italic" style:language-asian="none"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font-style="italic" style:language-asian="none"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s>
      </style:paragraph-properties>
      <style:text-properties fo:font-style="italic" style:language-asian="none" style:country-asian="none"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contextual-spacing="false">
        <style:tab-stops>
          <style:tab-stop style:position="0.25in"/>
        </style:tab-stops>
      </style:paragraph-properties>
      <style:text-properties fo:font-variant="small-caps" style:language-asian="none" style:country-asian="none"/>
    </style:style>
    <style:style style:name="Abstract" style:family="paragraph">
      <style:paragraph-properties fo:margin-left="0in" fo:margin-right="0in" fo:margin-top="0in" fo:margin-bottom="0.139in" style:contextual-spacing="false" fo:text-align="justify" style:justify-single-word="false" fo:orphans="2" fo:widows="2" fo:text-indent="0.189in" style:auto-text-indent="false" style:writing-mode="lr-tb"/>
      <style:text-properties style:use-window-font-color="true" loext:opacity="0%" style:font-name="Times New Roman1" fo:font-family="'Times New Roman'" style:font-family-generic="roman" style:font-pitch="variable" fo:font-size="9pt" fo:font-weight="bold" style:font-name-asian="SimSun" style:font-family-asian="SimSun, 宋体" style:font-pitch-asian="variable" style:font-size-asian="9pt" style:font-weight-asian="bold" style:font-name-complex="Times New Roman1"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writing-mode="lr-tb"/>
      <style:text-properties style:use-window-font-color="true" loext:opacity="0%" style:font-name="Times New Roman1" fo:font-family="'Times New Roman'" style:font-family-generic="roman" style:font-pitch="variable" fo:font-size="10pt" style:font-name-asian="SimSun" style:font-family-asian="SimSun, 宋体"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Author" style:family="paragraph">
      <style:paragraph-properties fo:margin-top="0.25in" fo:margin-bottom="0.028in" style:contextual-spacing="false" fo:text-align="center" style:justify-single-word="false" fo:orphans="2" fo:widows="2" style:writing-mode="lr-tb"/>
      <style:text-properties style:use-window-font-color="true" loext:opacity="0%" style:font-name="Times New Roman1" fo:font-family="'Times New Roman'" style:font-family-generic="roman" style:font-pitch="variable" fo:font-size="11pt" style:font-name-asian="SimSun" style:font-family-asian="SimSun, 宋体" style:font-pitch-asian="variable" style:font-size-asian="11pt" style:language-asian="none" style:country-asian="none" style:font-name-complex="Times New Roman1"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15">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figure_20_caption" style:display-name="figure caption" style:family="paragraph" style:list-style-name="WW8Num20">
      <style:paragraph-properties fo:margin-left="0in" fo:margin-right="0in" fo:margin-top="0.0555in" fo:margin-bottom="0.139in" style:contextual-spacing="false" fo:text-align="justify" style:justify-single-word="false" fo:orphans="2" fo:widows="2" fo:text-indent="0in" style:auto-text-indent="false" style:writing-mode="lr-tb">
        <style:tab-stops>
          <style:tab-stop style:position="0.3701in"/>
        </style:tab-stops>
      </style:paragraph-properties>
      <style:text-properties style:use-window-font-color="true" loext:opacity="0%" style:font-name="Times New Roman1" fo:font-family="'Times New Roman'" style:font-family-generic="roman" style:font-pitch="variable" fo:font-size="8pt" style:font-name-asian="SimSun" style:font-family-asian="SimSun, 宋体" style:font-pitch-asian="variable" style:font-size-asian="8pt" style:language-asian="none" style:country-asian="none" style:font-name-complex="Times New Roman1" style:font-family-complex="'Times New Roman'" style:font-family-generic-complex="roman" style:font-pitch-complex="variable" style:font-size-complex="8pt" style:language-complex="ar" style:country-complex="SA"/>
    </style:style>
    <style:style style:name="footnote" style:family="paragraph" style:list-style-name="WW8Num14">
      <style:paragraph-properties fo:margin-top="0in" fo:margin-bottom="0.028in" style:contextual-spacing="false" fo:orphans="2" fo:widows="2" style:writing-mode="lr-tb"/>
      <style:text-properties style:use-window-font-color="true" loext:opacity="0%" style:font-name="Times New Roman1" fo:font-family="'Times New Roman'" style:font-family-generic="roman" style:font-pitch="variable" fo:font-size="8pt" style:font-name-asian="SimSun" style:font-family-asian="SimSun, 宋体" style:font-pitch-asian="variable" style:font-size-asian="8pt" style:font-name-complex="Times New Roman1"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1" fo:font-family="'Times New Roman'" style:font-family-generic="roman" style:font-pitch="variable" fo:font-size="14pt" style:font-name-asian="MS Mincho" style:font-family-asian="'MS Mincho', 'ＭＳ 明朝'" style:font-family-generic-asian="roman" style:font-size-asian="14pt" style:language-asian="none" style:country-asian="none" style:font-name-complex="Times New Roman1" style:font-family-complex="'Times New Roman'" style:font-family-generic-complex="roman" style:font-pitch-complex="variable" style:font-size-complex="14pt" style:language-complex="ar" style:country-complex="SA"/>
    </style:style>
    <style:style style:name="paper_20_title" style:display-name="paper 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1" fo:font-family="'Times New Roman'" style:font-family-generic="roman" style:font-pitch="variable" fo:font-size="24pt" style:font-name-asian="MS Mincho" style:font-family-asian="'MS Mincho', 'ＭＳ 明朝'" style:font-family-generic-asian="roman" style:font-size-asian="24pt" style:language-asian="none" style:country-asian="none" style:font-name-complex="Times New Roman1" style:font-family-complex="'Times New Roman'" style:font-family-generic-complex="roman" style:font-pitch-complex="variable" style:font-size-complex="24pt" style:language-complex="ar" style:country-complex="SA"/>
    </style:style>
    <style:style style:name="references" style:family="paragraph" style:list-style-name="WW8Num19">
      <style:paragraph-properties fo:margin-top="0in" fo:margin-bottom="0.0346in" style:contextual-spacing="false" fo:line-height="0.1252in" fo:text-align="justify" style:justify-single-word="false" fo:orphans="2" fo:widows="2" style:writing-mode="lr-tb"/>
      <style:text-properties style:use-window-font-color="true" loext:opacity="0%" style:font-name="Times New Roman1" fo:font-family="'Times New Roman'" style:font-family-generic="roman" style:font-pitch="variable" fo:font-size="8pt" style:font-name-asian="MS Mincho" style:font-family-asian="'MS Mincho', 'ＭＳ 明朝'" style:font-family-generic-asian="roman" style:font-size-asian="8pt" style:language-asian="none" style:country-asian="none" style:font-name-complex="Times New Roman1" style:font-family-complex="'Times New Roman'" style:font-family-generic-complex="roman" style:font-pitch-complex="variable" style:font-size-complex="8pt" style:language-complex="ar" style:country-complex="SA"/>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51pt solid #000000" fo:border-bottom="none" style:shadow="none" style:writing-mode="lr-tb"/>
      <style:text-properties style:use-window-font-color="true" loext:opacity="0%" style:font-name="Times New Roman1" fo:font-family="'Times New Roman'" style:font-family-generic="roman" style:font-pitch="variable" fo:font-size="8pt" style:font-name-asian="SimSun" style:font-family-asian="SimSun, 宋体" style:font-pitch-asian="variable" style:font-size-asian="8pt" style:font-name-complex="Times New Roman1"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writing-mode="lr-tb"/>
      <style:text-properties style:use-window-font-color="true" loext:opacity="0%" style:font-name="Times New Roman1" fo:font-family="'Times New Roman'" style:font-family-generic="roman" style:font-pitch="variable" fo:font-size="8pt" style:font-name-asian="SimSun" style:font-family-asian="SimSun, 宋体" style:font-pitch-asian="variable" style:font-size-asian="8pt" style:language-asian="none" style:country-asian="none" style:font-name-complex="Times New Roman1"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18">
      <style:paragraph-properties fo:margin-left="0.0402in" fo:margin-right="0in" fo:margin-top="0.0417in" fo:margin-bottom="0.0209in" style:contextual-spacing="false" fo:text-align="end" style:justify-single-word="false" fo:orphans="2" fo:widows="2" fo:text-indent="-0.0201in" style:auto-text-indent="false" style:writing-mode="lr-tb"/>
      <style:text-properties style:use-window-font-color="true" loext:opacity="0%" style:font-name="Times New Roman1" fo:font-family="'Times New Roman'" style:font-family-generic="roman" style:font-pitch="variable" fo:font-size="6pt" style:font-name-asian="SimSun" style:font-family-asian="SimSun, 宋体" style:font-pitch-asian="variable" style:font-size-asian="6pt" style:font-name-complex="Times New Roman1"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21">
      <style:paragraph-properties fo:margin-top="0.1665in" fo:margin-bottom="0.0835in" style:contextual-spacing="false" fo:line-height="90%" fo:text-align="center" style:justify-single-word="false" fo:orphans="2" fo:widows="2" style:writing-mode="lr-tb"/>
      <style:text-properties fo:font-variant="small-caps" style:use-window-font-color="true" loext:opacity="0%" style:font-name="Times New Roman1" fo:font-family="'Times New Roman'" style:font-family-generic="roman" style:font-pitch="variable" fo:font-size="8pt" style:font-name-asian="SimSun" style:font-family-asian="SimSun, 宋体" style:font-pitch-asian="variable" style:font-size-asian="8pt" style:language-asian="none" style:country-asian="none" style:font-name-complex="Times New Roman1" style:font-family-complex="'Times New Roman'" style:font-family-generic-complex="roman" style:font-pitch-complex="variable" style:font-size-complex="8pt" style:language-complex="ar" style:country-complex="SA"/>
    </style:style>
    <style:style style:name="Keywords" style:family="paragraph" style:parent-style-name="Abstract">
      <style:paragraph-properties fo:margin-left="0in" fo:margin-right="0in"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Header" style:class="extra">
      <style:paragraph-properties text:number-lines="false" text:line-number="0">
        <style:tab-stops>
          <style:tab-stop style:position="3.5138in" style:type="center"/>
          <style:tab-stop style:position="7.028in" style:type="right"/>
        </style:tab-stops>
      </style:paragraph-properties>
    </style:style>
    <style:style style:name="Table" style:family="paragraph" style:parent-style-name="Caption" style:class="extra"/>
    <style:style style:name="Code_20_Sample" style:display-name="Code Sample" style:family="paragraph" style:parent-style-name="Text_20_body">
      <style:paragraph-properties fo:line-height="100%" fo:text-align="start" style:justify-single-word="false"/>
      <style:text-properties style:font-name="Liberation Mono" fo:font-family="'Liberation Mono'" style:font-family-generic="modern" style:font-pitch="fixed" fo:font-size="7pt" fo:language="en" fo:country="US" officeooo:rsid="0189fb99" style:font-size-asian="7pt" style:font-size-complex="7pt"/>
    </style:style>
    <style:style style:name="WW8Num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z0" style:family="text"/>
    <style:style style:name="WW8Num1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style="normal" style:font-style-asian="normal" style:font-name-complex="Times New Roman1" style:font-family-complex="'Times New Roman'" style:font-family-generic-complex="roman" style:font-pitch-complex="variable" style:font-style-complex="normal"/>
    </style:style>
    <style:style style:name="WW8Num13z1" style:family="text">
      <style:text-properties style:font-name-complex="Times New Roman1" style:font-family-complex="'Times New Roman'" style:font-family-generic-complex="roman" style:font-pitch-complex="variable"/>
    </style:style>
    <style:style style:name="WW8Num14z0" style:family="text">
      <style:text-properties fo:font-variant="normal" fo:text-transform="none" style:text-outline="false" style:text-line-through-style="none" style:text-line-through-type="none" style:text-position="super 58%" style:font-name="Times New Roman1" fo:font-family="'Times New Roman'" style:font-family-generic="roman" style:font-pitch="variable" fo:font-size="8pt" fo:font-style="normal" fo:text-shadow="none" fo:font-weight="normal" style:font-size-asian="8pt" style:font-style-asian="normal" style:font-weight-asian="normal" style:font-name-complex="Times New Roman1" style:font-family-complex="'Times New Roman'" style:font-family-generic-complex="roman" style:font-pitch-complex="variable" style:font-size-complex="8pt" style:font-style-complex="normal" style:font-weight-complex="normal" text:display="true"/>
    </style:style>
    <style:style style:name="WW8Num14z1" style:family="text">
      <style:text-properties style:font-name-complex="Times New Roman1" style:font-family-complex="'Times New Roman'" style:font-family-generic-complex="roman" style:font-pitch-complex="variable"/>
    </style:style>
    <style:style style:name="WW8Num1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mplex="Times New Roman1" style:font-family-complex="'Times New Roman'" style:font-family-generic-complex="roman" style:font-pitch-complex="variable"/>
    </style:style>
    <style:style style:name="WW8Num17z0" style:family="text">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10pt" fo:text-shadow="none" style:font-size-asian="10pt" style:font-name-complex="Times New Roman1" style:font-family-complex="'Times New Roman'" style:font-family-generic-complex="roman" style:font-pitch-complex="variable" style:font-size-complex="10pt" text:display="true"/>
    </style:style>
    <style:style style:name="WW8Num17z1" style:family="text">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10pt" fo:font-style="italic" fo:text-shadow="none" fo:font-weight="normal" style:font-size-asian="10pt" style:font-style-asian="italic" style:font-weight-asian="normal" style:font-name-complex="Times New Roman1" style:font-family-complex="'Times New Roman'" style:font-family-generic-complex="roman" style:font-pitch-complex="variable" style:font-size-complex="10pt" style:font-style-complex="italic" style:font-weight-complex="normal" text:display="true"/>
    </style:style>
    <style:style style:name="WW8Num17z3" style:family="text">
      <style:text-properties style:font-name="Times New Roman1"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roman" style:font-pitch-complex="variable" style:font-size-complex="10pt" style:font-style-complex="italic" style:font-weight-complex="normal"/>
    </style:style>
    <style:style style:name="WW8Num17z4" style:family="text">
      <style:text-properties style:font-name-complex="Times New Roman1" style:font-family-complex="'Times New Roman'" style:font-family-generic-complex="roman" style:font-pitch-complex="variable"/>
    </style:style>
    <style:style style:name="WW8Num18z0" style:family="text">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8pt" fo:letter-spacing="normal" fo:font-style="normal" fo:text-shadow="none" fo:font-weight="normal" style:letter-kerning="false" style:font-size-asian="8pt" style:font-style-asian="normal" style:font-weight-asian="normal" style:font-name-complex="Times New Roman1" style:font-family-complex="'Times New Roman'" style:font-family-generic-complex="roman" style:font-pitch-complex="variable" style:text-scale="100%" text:display="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Times New Roman1"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roman" style:font-pitch-complex="variable" style:font-size-complex="8pt" style:font-style-complex="normal" style:font-weight-complex="normal"/>
    </style:style>
    <style:style style:name="WW8Num20z0" style:family="text">
      <style:text-properties fo:color="#000000" loext:opacity="100%" style:font-name="Times New Roman1"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roman" style:font-pitch-complex="variable" style:font-size-complex="8pt" style:font-style-complex="normal" style:font-weight-complex="normal"/>
    </style:style>
    <style:style style:name="WW8Num20z1" style:family="text">
      <style:text-properties style:font-name-complex="Times New Roman1" style:font-family-complex="'Times New Roman'" style:font-family-generic-complex="roman" style:font-pitch-complex="variable"/>
    </style:style>
    <style:style style:name="WW8Num21z0" style:family="text">
      <style:text-properties style:font-name="Times New Roman1"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roman" style:font-pitch-complex="variable" style:font-size-complex="8pt" style:font-style-complex="normal" style:font-weight-complex="normal"/>
    </style:style>
    <style:style style:name="Default_20_Paragraph_20_Font" style:display-name="Default Paragraph Font" style:family="text"/>
    <style:style style:name="Body_20_Text_20_Char" style:display-name="Body Text Char" style:family="text">
      <style:text-properties fo:letter-spacing="-0.0008in"/>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WW8Num17z0" loext:num-list-format="%1%."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7z1"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7z1" loext:num-list-format="%3%)"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7z3"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style:list-level-properties>
        <style:text-properties style:font-name="Symbol1"/>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1"/>
      </text:list-level-style-bullet>
      <text:list-level-style-bullet text:level="3" text:style-name="WW8Num1z2" loext:num-list-format="%3%."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loext:num-list-format="%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1"/>
      </text:list-level-style-bullet>
      <text:list-level-style-bullet text:level="7" text:style-name="WW8Num1z2" loext:num-list-format="%7%."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loext:num-list-format="%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loext:num-list-format="%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loext:num-list-format="%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text:style-name="WW8Num12z1" loext:num-list-format="%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text:style-name="WW8Num12z2" loext:num-list-format="%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text:style-name="WW8Num12z3" loext:num-list-format="%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text:style-name="WW8Num12z4" loext:num-list-format="%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text:style-name="WW8Num12z5" loext:num-list-format="%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text:style-name="WW8Num12z6" loext:num-list-format="%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text:style-name="WW8Num12z7" loext:num-list-format="%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text:style-name="WW8Num12z8" loext:num-list-format="%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loext:num-list-format="%1% "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14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1"/>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loext:num-list-format="%1%"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7z1"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7z1"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7z3"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7z4"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7z4"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7z4"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7z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7z4"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loext:num-list-format="%1%."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text:style-name="WW8Num18z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8z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8z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8z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8z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8z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8z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8z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loext:num-list-format="Fig. %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0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loext:num-list-format="TABLE %1%. "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paper_20_title">
      <style:paragraph-properties fo:margin-top="0.0693in" fo:margin-bottom="0.0693in" style:contextual-spacing="false"/>
      <style:text-properties style:use-window-font-color="true" loext:opacity="0%" style:font-name="Times New Roman1" fo:font-size="24pt" fo:language="en" fo:country="US" officeooo:rsid="0020cc9f" officeooo:paragraph-rsid="00742bcc" style:font-name-asian="MS Mincho" style:font-size-asian="24pt" style:language-asian="none" style:country-asian="none" style:font-name-complex="Times New Roman1" style:font-size-complex="24pt" style:language-complex="ar" style:country-complex="SA"/>
    </style:style>
    <style:style style:name="MP3" style:family="paragraph" style:parent-style-name="Footer">
      <style:text-properties fo:language="en" fo:country="US"/>
    </style:style>
    <style:style style:name="MP4" style:family="paragraph" style:parent-style-name="Footer">
      <style:paragraph-properties fo:text-align="start" style:justify-single-word="false"/>
      <style:text-properties fo:font-size="8pt" fo:language="en" fo:country="US" style:font-size-asian="8pt" style:font-size-complex="8pt"/>
    </style:style>
    <style:style style:name="MT1" style:family="text">
      <style:text-properties officeooo:rsid="01eb798f"/>
    </style:style>
    <style:page-layout style:name="Mpm1">
      <style:page-layout-properties fo:page-width="8.2681in" fo:page-height="11.6929in" style:num-format="1" style:print-orientation="portrait" fo:margin-top="0.3752in" fo:margin-bottom="0.5in" fo:margin-left="0.6201in" fo:margin-right="0.6201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75in" fo:margin-bottom="1in" fo:margin-left="0.6299in" fo:margin-right="0.6299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5in" fo:margin-bottom="1in" fo:margin-left="0.6201in" fo:margin-right="0.6201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2">Goal Oriented Hierarchical Task Networks and Its Implementation <text:span text:style-name="MT1">Into</text:span> Entity Component Systems</text:p>
      </style:header-first>
      <style:footer>
        <text:p text:style-name="MP3"/>
      </style:footer>
      <style:footer-first>
        <text:p text:style-name="MP4"/>
      </style:footer-first>
    </style:master-page>
    <style:master-page style:name="Convert_20_1" style:display-name="Convert 1" style:page-layout-name="Mpm2" draw:style-name="Mdp1"/>
    <style:master-page style:name="Convert_20_2" style:display-name="Convert 2"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per Title (use style: paper title)</dc:title>
    <dc:subject/>
    <meta:keyword/>
    <meta:initial-creator>IEEE</meta:initial-creator>
    <meta:creation-date>2017-07-25T13:59:00</meta:creation-date>
    <dc:date>2022-04-13T10:28:04.832264091</dc:date>
    <meta:editing-cycles>356</meta:editing-cycles>
    <meta:editing-duration>P1DT2H43M47S</meta:editing-duration>
    <meta:generator>LibreOffice/7.3.1.3$Linux_X86_64 LibreOffice_project/30$Build-3</meta:generator>
    <meta:document-statistic meta:table-count="3" meta:image-count="0" meta:object-count="0" meta:page-count="4" meta:paragraph-count="284" meta:word-count="2914" meta:character-count="18253" meta:non-whitespace-character-count="15667"/>
  </office:meta>
</office:document-meta>
</file>